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227f2" fo:hyphenate="false" fo:hyphenation-remain-char-count="2" fo:hyphenation-push-char-count="2" loext:hyphenation-no-caps="false"/>
    </style:style>
    <style:style style:name="P11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2277c8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text-properties fo:color="#000000" loext:opacity="100%" style:font-name="Liberation Sans" fo:font-size="12pt" fo:language="nl" fo:country="NL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2277c8b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1bc32b8" style:font-size-asian="12pt" style:font-size-complex="12p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63ad1" style:font-size-asian="12pt" style:font-size-complex="12pt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80db6" style:font-size-asian="12pt" style:font-size-complex="12pt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92af6" style:font-size-asian="12pt" style:font-size-complex="12pt" fo:hyphenate="false" fo:hyphenation-remain-char-count="2" fo:hyphenation-push-char-count="2" loext:hyphenation-no-caps="false"/>
    </style:style>
    <style:style style:name="P26" style:family="paragraph" style:parent-style-name="Standard">
      <style:text-properties style:font-name="Liberation Sans" fo:font-size="12pt" style:font-size-asian="12pt" style:font-size-complex="12pt"/>
    </style:style>
    <style:style style:name="P27" style:family="paragraph" style:parent-style-name="Standard">
      <style:paragraph-properties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28" style:family="paragraph" style:parent-style-name="Standard">
      <style:paragraph-properties style:snap-to-layout-grid="false"/>
      <style:text-properties style:font-name="Liberation Sans" fo:font-size="12pt" style:font-size-asian="12pt" style:font-size-complex="12pt"/>
    </style:style>
    <style:style style:name="P29" style:family="paragraph" style:parent-style-name="Standard">
      <style:paragraph-properties style:snap-to-layout-grid="false"/>
      <style:text-properties style:font-name="Liberation Sans" fo:font-size="12pt" officeooo:paragraph-rsid="01b374ec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1b63ad1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1bc32b8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103e69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1be4eb0" style:font-size-asian="12pt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style:font-size-asian="12pt" style:font-size-complex="12pt"/>
    </style:style>
    <style:style style:name="P3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06719c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170d3c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b1d963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70d3c" officeooo:paragraph-rsid="01170d3c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8594f" officeooo:paragraph-rsid="013f2347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a0666e" officeooo:paragraph-rsid="013f2347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94786a" officeooo:paragraph-rsid="013f2347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3a783" officeooo:paragraph-rsid="013f2347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officeooo:rsid="013dab0d" officeooo:paragraph-rsid="013dab0d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b0886" officeooo:paragraph-rsid="013f2347" style:font-size-asian="12pt" style:font-size-complex="12pt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nl" fo:country="NL" officeooo:paragraph-rsid="01b63ad1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47" style:family="paragraph" style:parent-style-name="Standard">
      <style:paragraph-properties style:snap-to-layout-grid="false"/>
      <style:text-properties style:font-name="Liberation Sans" fo:font-size="12pt" fo:language="nl" fo:country="NL" officeooo:paragraph-rsid="00a7a2ad" style:font-size-asian="12pt" style:font-size-complex="12pt"/>
    </style:style>
    <style:style style:name="P48" style:family="paragraph" style:parent-style-name="Standard">
      <style:paragraph-properties style:snap-to-layout-grid="false"/>
      <style:text-properties style:font-name="Liberation Sans" fo:font-size="12pt" fo:language="nl" fo:country="NL" officeooo:paragraph-rsid="00172dcf" style:font-size-asian="12pt" style:font-size-complex="12pt"/>
    </style:style>
    <style:style style:name="P49" style:family="paragraph" style:parent-style-name="Standard">
      <style:paragraph-properties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0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1" style:family="paragraph" style:parent-style-name="Standard">
      <style:paragraph-properties style:snap-to-layout-grid="false"/>
      <style:text-properties style:font-name="Liberation Sans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style:snap-to-layout-grid="false"/>
      <style:text-properties style:font-name="Liberation Sans" fo:font-size="12pt" fo:font-weight="bold" officeooo:paragraph-rsid="01b374ec" style:font-size-asian="12pt" style:font-weight-asian="bold" style:font-size-complex="12pt" style:font-weight-complex="bold"/>
    </style:style>
    <style:style style:name="P53" style:family="paragraph" style:parent-style-name="Standard">
      <style:text-properties officeooo:paragraph-rsid="01b63ad1"/>
    </style:style>
    <style:style style:name="P54" style:family="paragraph" style:parent-style-name="Standard">
      <style:text-properties officeooo:paragraph-rsid="01bc32b8"/>
    </style:style>
    <style:style style:name="P55" style:family="paragraph" style:parent-style-name="Standard">
      <style:text-properties officeooo:paragraph-rsid="01be4eb0"/>
    </style:style>
    <style:style style:name="P56" style:family="paragraph" style:parent-style-name="Standard">
      <style:text-properties officeooo:paragraph-rsid="01c0339d"/>
    </style:style>
    <style:style style:name="P57" style:family="paragraph" style:parent-style-name="Footnote">
      <style:text-properties officeooo:paragraph-rsid="102291f9"/>
    </style:style>
    <style:style style:name="P58" style:family="paragraph" style:parent-style-name="Footnote">
      <style:text-properties officeooo:paragraph-rsid="0f92b562"/>
    </style:style>
    <style:style style:name="P59" style:family="paragraph" style:parent-style-name="Footnote">
      <style:text-properties officeooo:paragraph-rsid="0204854e"/>
    </style:style>
    <style:style style:name="P60" style:family="paragraph" style:parent-style-name="Footnote">
      <style:text-properties officeooo:paragraph-rsid="02060474"/>
    </style:style>
    <style:style style:name="P6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6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6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64" style:family="paragraph" style:parent-style-name="Standard" style:list-style-name="L1">
      <style:paragraph-properties fo:break-before="page"/>
      <style:text-properties officeooo:paragraph-rsid="01e3b86a"/>
    </style:style>
    <style:style style:name="P65" style:family="paragraph" style:parent-style-name="Standard" style:list-style-name="L1">
      <style:text-properties officeooo:paragraph-rsid="01fe3c46"/>
    </style:style>
    <style:style style:name="P6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font-weight="bold" officeooo:paragraph-rsid="00ec6511" style:font-size-asian="12pt" style:font-weight-asian="bold" style:font-size-complex="12pt" style:font-weight-complex="bold"/>
    </style:style>
    <style:style style:name="P67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nl" fo:country="NL" fo:font-weight="normal" officeooo:paragraph-rsid="0175b6b8" style:font-size-asian="12pt" style:language-asian="nl" style:country-asian="NL" style:font-weight-asian="normal" style:font-name-complex="Bitstream Vera Sans" style:font-size-complex="12pt" style:font-weight-complex="normal"/>
    </style:style>
    <style:style style:name="P6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69" style:family="paragraph" style:parent-style-name="Standard" style:list-style-name="L2">
      <style:text-properties officeooo:paragraph-rsid="006ea368"/>
    </style:style>
    <style:style style:name="P70" style:family="paragraph" style:parent-style-name="Standard" style:list-style-name="L2">
      <style:text-properties officeooo:paragraph-rsid="01d1c20a"/>
    </style:style>
    <style:style style:name="P7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9e33b"/>
    </style:style>
    <style:style style:name="P7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3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493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92e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7df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9236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a56a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00bba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5a7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e25c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e3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e8d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552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3abb2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4dc4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244f1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e3c4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194e22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fe7fc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485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7e3e4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201e6cb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9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30" style:family="text">
      <style:text-properties fo:color="#000000" loext:opacity="100%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1" style:family="text">
      <style:text-properties fo:color="#000000" loext:opacity="100%" fo:language="nl" fo:country="NL" fo:font-style="italic" fo:font-weight="normal" officeooo:rsid="02169fcb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2" style:family="text">
      <style:text-properties fo:color="#000000" loext:opacity="100%" fo:language="nl" fo:country="NL" fo:font-style="italic" fo:font-weight="normal" officeooo:rsid="021bc239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3" style:family="text">
      <style:text-properties fo:color="#000000" loext:opacity="100%" fo:language="nl" fo:country="NL" fo:font-style="italic" fo:font-weight="normal" officeooo:rsid="021d0517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4" style:family="text">
      <style:text-properties fo:color="#000000" loext:opacity="100%" fo:language="nl" fo:country="NL" fo:font-style="normal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5" style:family="text">
      <style:text-properties fo:color="#000000" loext:opacity="100%" fo:language="nl" fo:country="NL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6" style:family="text">
      <style:text-properties fo:color="#000000" loext:opacity="100%" fo:language="nl" fo:country="NL" fo:font-style="normal" officeooo:rsid="01e4dc48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7" style:family="text">
      <style:text-properties fo:color="#000000" loext:opacity="100%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8" style:family="text">
      <style:text-properties fo:color="#000000" loext:opacity="100%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9" style:family="text">
      <style:text-properties fo:color="#000000" loext:opacity="100%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0" style:family="text">
      <style:text-properties fo:color="#000000" loext:opacity="100%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1" style:family="text">
      <style:text-properties fo:color="#000000" loext:opacity="100%" fo:language="nl" fo:country="NL" fo:font-style="normal" fo:font-weight="normal" officeooo:rsid="015a4fc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2" style:family="text">
      <style:text-properties fo:color="#000000" loext:opacity="100%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3" style:family="text">
      <style:text-properties fo:color="#000000" loext:opacity="100%" fo:language="nl" fo:country="NL" fo:font-style="normal" fo:font-weight="normal" officeooo:rsid="021a208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0" style:family="text">
      <style:text-properties officeooo:rsid="014eeaf0"/>
    </style:style>
    <style:style style:name="T161" style:family="text">
      <style:text-properties officeooo:rsid="014ea810"/>
    </style:style>
    <style:style style:name="T162" style:family="text">
      <style:text-properties style:text-line-through-style="none" style:text-line-through-type="none" style:font-name="Liberation Sans" fo:font-size="12pt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63" style:family="text">
      <style:text-properties style:text-line-through-style="none" style:text-line-through-type="none" style:font-name="Liberation Sans" fo:font-size="12pt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64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5a11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2b8fd6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0" style:family="text">
      <style:text-properties fo:color="#808080" loext:opacity="100%" style:font-name="Liberation Sans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81" style:family="text">
      <style:text-properties officeooo:rsid="00172dcf"/>
    </style:style>
    <style:style style:name="T182" style:family="text">
      <style:text-properties fo:font-weight="normal" officeooo:rsid="00172dcf" style:font-weight-asian="normal" style:font-weight-complex="normal"/>
    </style:style>
    <style:style style:name="T183" style:family="text">
      <style:text-properties officeooo:rsid="0119bd75"/>
    </style:style>
    <style:style style:name="T184" style:family="text">
      <style:text-properties style:font-name="Liberation Sans"/>
    </style:style>
    <style:style style:name="T185" style:family="text">
      <style:text-properties style:font-name="Liberation Sans" fo:font-size="12pt" style:font-size-asian="12pt" style:font-size-complex="12pt"/>
    </style:style>
    <style:style style:name="T186" style:family="text">
      <style:text-properties style:font-name="Liberation Sans" fo:font-size="12pt" officeooo:rsid="009c12e0" style:font-size-asian="12pt" style:font-size-complex="12pt"/>
    </style:style>
    <style:style style:name="T187" style:family="text">
      <style:text-properties style:font-name="Liberation Sans" fo:font-size="12pt" officeooo:rsid="00178133" style:font-size-asian="12pt" style:font-size-complex="12pt"/>
    </style:style>
    <style:style style:name="T188" style:family="text">
      <style:text-properties style:font-name="Liberation Sans" fo:font-size="12pt" officeooo:rsid="007ef2fc" style:font-size-asian="12pt" style:font-size-complex="12pt"/>
    </style:style>
    <style:style style:name="T189" style:family="text">
      <style:text-properties style:font-name="Liberation Sans" fo:font-size="12pt" style:text-underline-style="none" officeooo:rsid="009c12e0" style:font-size-asian="12pt" style:font-size-complex="12pt"/>
    </style:style>
    <style:style style:name="T190" style:family="text">
      <style:text-properties style:font-name="Liberation Sans" fo:font-size="10pt" style:font-size-asian="10pt" style:font-size-complex="10pt"/>
    </style:style>
    <style:style style:name="T191" style:family="text">
      <style:text-properties style:font-name="Liberation Sans" fo:font-size="10pt" officeooo:rsid="0203f598" style:font-size-asian="10pt" style:font-size-complex="10pt"/>
    </style:style>
    <style:style style:name="T192" style:family="text">
      <style:text-properties officeooo:rsid="007505e5"/>
    </style:style>
    <style:style style:name="T193" style:family="text">
      <style:text-properties officeooo:rsid="0013aa8e"/>
    </style:style>
    <style:style style:name="T194" style:family="text">
      <style:text-properties officeooo:rsid="007ef2fc"/>
    </style:style>
    <style:style style:name="T195" style:family="text">
      <style:text-properties officeooo:rsid="01e96954"/>
    </style:style>
    <style:style style:name="T196" style:family="text">
      <style:text-properties fo:text-transform="uppercase"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97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98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99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41b65" style:font-size-asian="10pt" style:font-style-asian="normal" style:font-weight-asian="normal" style:font-size-complex="10pt" style:font-style-complex="normal" style:font-weight-complex="normal"/>
    </style:style>
    <style:style style:name="T200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57927" style:font-size-asian="10pt" style:font-style-asian="normal" style:font-weight-asian="normal" style:font-size-complex="10pt" style:font-style-complex="normal" style:font-weight-complex="normal"/>
    </style:style>
    <style:style style:name="T201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2" style:family="text">
      <style:text-properties officeooo:rsid="04473353"/>
    </style:style>
    <style:style style:name="T203" style:family="text">
      <style:text-properties officeooo:rsid="0f95a7a0"/>
    </style:style>
    <style:style style:name="T204" style:family="text">
      <style:text-properties officeooo:rsid="0f8f58bd"/>
    </style:style>
    <style:style style:name="T205" style:family="text">
      <style:text-properties officeooo:rsid="0aace3cd"/>
    </style:style>
    <style:style style:name="T206" style:family="text">
      <style:text-properties style:font-name="Ubuntu1" fo:font-size="10pt" style:font-size-asian="10pt" style:font-size-complex="10pt"/>
    </style:style>
    <style:style style:name="T20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0" style:family="text">
      <style:text-properties officeooo:rsid="0203f598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1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1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61"><text:span text:style-name="Strong_20_Emphasis"><text:span text:style-name="T145">C</text:span></text:span><text:span text:style-name="Strong_20_Emphasis"><text:span text:style-name="T144">hecklist voor </text:span></text:span><text:span text:style-name="Strong_20_Emphasis"><text:span text:style-name="T145">het</text:span></text:span><text:span text:style-name="Strong_20_Emphasis"><text:span text:style-name="T144"> </text:span></text:span><text:span text:style-name="Strong_20_Emphasis"><text:span text:style-name="T146">overzetten</text:span></text:span><text:span text:style-name="Strong_20_Emphasis"><text:span text:style-name="T144"> van Windows naar </text:span></text:span><text:span text:style-name="Strong_20_Emphasis"><text:span text:style-name="T147">Linux (</text:span></text:span><text:span text:style-name="Strong_20_Emphasis"><text:span text:style-name="T148">Ubuntu </text:span></text:span><text:span text:style-name="Strong_20_Emphasis"><text:span text:style-name="T149">of Debian</text:span></text:span><text:span text:style-name="Strong_20_Emphasis"><text:span text:style-name="T150">)</text:span></text:span><text:span text:style-name="T144">.</text:span></text:p>
      <text:p text:style-name="P21"/>
      <text:p text:style-name="P21">Dit is een invulbare PDF, afdrukken is niet noodzakelijk.</text:p>
      <text:p text:style-name="P15"><text:span text:style-name="Strong_20_Emphasis"><text:span text:style-name="T4"/></text:span></text:p>
      <text:list xml:id="list2200973738" text:style-name="L1">
        <text:list-item>
          <text:p text:style-name="P66"><text:span text:style-name="T135">Over</text:span><text:span text:style-name="T136">zetten</text:span><text:span text:style-name="T134"> voorbereiden</text:span><text:span text:style-name="T130"> (</text:span><text:span text:style-name="T133">alleen als </text:span><text:span text:style-name="T129">op</text:span><text:span text:style-name="T130"> Windows </text:span><text:span text:style-name="T131">D</text:span><text:span text:style-name="T132">esktop</text:span><text:span text:style-name="T143">)</text:span></text:p>
        </text:list-item>
      </text:list>
      <text:p text:style-name="P30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06" draw:name="Vorm1" draw:style-name="gr1" draw:text-style-name="P72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6">Download Mozilla Firefox, Mozilla Thunderbird, </text:span></text:span><text:span text:style-name="Strong_20_Emphasis"><text:span text:style-name="T7">en Google Chrome</text:span></text:span><text:span text:style-name="Strong_20_Emphasis"><text:span text:style-name="T6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07" draw:name="Vorm2" draw:style-name="gr1" draw:text-style-name="P72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3"><text:span text:style-name="T137">Verbreek de Internetverbinding, zodat er geen nieuwe </text:span><text:span text:style-name="T138">e-</text:span><text:span text:style-name="T137">mails </text:span><text:span text:style-name="T138">meer</text:span><text:span text:style-name="T139"> </text:span><text:span text:style-name="T138">binnen </text:span><text:span text:style-name="T139">kunnen </text:span><text:span text:style-name="T137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/>
          </table:table-cell>
          <table:table-cell table:style-name="_31_._5f_Migratie_5f_voorbereiden.A1" office:value-type="string">
            <text:p text:style-name="P23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08" draw:name="Vorm3" draw:style-name="gr1" draw:text-style-name="P72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23">Verzame<text:span text:style-name="T192">l</text:span> <text:span text:style-name="T193">computernaam en </text:span>gebruikersnamen (zie pagina <text:span text:style-name="T194">4</text:span>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09" draw:name="Vorm4" draw:style-name="gr1" draw:text-style-name="P72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18"><text:span text:style-name="T185">Verzamel </text:span><text:span text:style-name="Emphasis"><text:span text:style-name="T189">per gebruiker</text:span></text:span><text:span text:style-name="T186"> </text:span><text:span text:style-name="T185">E-mailadressen </text:span><text:span text:style-name="T187">en</text:span><text:span text:style-name="T185"> mailserver</text:span><text:span text:style-name="T187">adressen</text:span><text:span text:style-name="T185"> inclusief gebruikersnamen en wachtwoorden, zie pagina </text:span><text:span text:style-name="T188">4</text:span><text:span text:style-name="T185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/>
          </table:table-cell>
          <table:table-cell table:style-name="_31_._5f_Migratie_5f_voorbereiden.A1" office:value-type="string">
            <text:p text:style-name="P23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10" draw:name="Vorm5" draw:style-name="gr1" draw:text-style-name="P72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5"><text:span text:style-name="T151">Installeer en start </text:span><text:span text:style-name="T157">Google Chrome</text:span><text:span text:style-name="T151">, i</text:span><text:span text:style-name="T53">mporteer </text:span><text:span text:style-name="Emphasis"><text:span text:style-name="T82">per gebruiker</text:span></text:span><text:span text:style-name="T54"> </text:span><text:span text:style-name="T53">alles </text:span><text:span text:style-name="T55">vanuit </text:span><text:span text:style-name="T56">de </text:span><text:span text:style-name="T55">huidige browser</text:span><text:span text:style-name="T53">, en controleer de werking</text:span><text:span text:style-name="T151">.</text:span></text:p>
            <text:p text:style-name="P24"><text:span text:style-name="T140">Als importeren niet lukt, alles exporteren </text:span><text:span text:style-name="T141">op alle mogelijke manieren </text:span><text:span text:style-name="T140">vanuit </text:span><text:span text:style-name="T142">de </text:span><text:span text:style-name="T140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11" draw:name="Vorm6" draw:style-name="gr1" draw:text-style-name="P72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6"><text:span text:style-name="T151">Installeer en start Mozilla Firefox, i</text:span><text:span text:style-name="T53">mporteer </text:span><text:span text:style-name="Emphasis"><text:span text:style-name="T82">per gebruiker</text:span></text:span><text:span text:style-name="T54"> </text:span><text:span text:style-name="T53">alles </text:span><text:span text:style-name="T55">vanuit </text:span><text:span text:style-name="T56">de </text:span><text:span text:style-name="T55">huidige browser</text:span><text:span text:style-name="T53">, en controleer de werking</text:span><text:span text:style-name="T151">.</text:span></text:p>
            <text:p text:style-name="P25"><text:span text:style-name="T140">Als importeren niet lukt, alles exporteren </text:span><text:span text:style-name="T141">op alle mogelijke manieren </text:span><text:span text:style-name="T140">vanuit </text:span><text:span text:style-name="T142">de </text:span><text:span text:style-name="T140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12" draw:name="Vorm7" draw:style-name="gr1" draw:text-style-name="P72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4"><text:span text:style-name="T151">Installeer en start Mozilla Thunderbird, importeer </text:span><text:span text:style-name="Emphasis"><text:span text:style-name="T158">per gebruiker</text:span></text:span><text:span text:style-name="T152"> </text:span><text:span text:style-name="T153">vanuit </text:span><text:span text:style-name="T154">het </text:span><text:span text:style-name="T153">huidig e-mailprogramma </text:span><text:span text:style-name="T155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13" draw:name="Vorm8" draw:style-name="gr1" draw:text-style-name="P72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<text:s/></text:span></text:span><text:span text:style-name="Strong_20_Emphasis"><text:span text:style-name="T51"><draw:control text:anchor-type="as-char" draw:z-index="114" draw:name="Vorm9" draw:style-name="gr1" draw:text-style-name="P72" svg:width="0.35cm" svg:height="0.35cm" draw:control="control113"/></text:span></text:span><text:span text:style-name="Strong_20_Emphasis"><text:span text:style-name="T5"><text:s/></text:span></text:span><text:span text:style-name="Strong_20_Emphasis"><text:span text:style-name="T51"><draw:control text:anchor-type="as-char" draw:z-index="115" draw:name="Vorm10" draw:style-name="gr1" draw:text-style-name="P72" svg:width="0.35cm" svg:height="0.35cm" draw:control="control114"/></text:span></text:span><text:span text:style-name="Strong_20_Emphasis"><text:span text:style-name="T5"><text:s/></text:span></text:span><text:span text:style-name="Strong_20_Emphasis"><text:span text:style-name="T51"><draw:control text:anchor-type="as-char" draw:z-index="116" draw:name="Vorm11" draw:style-name="gr1" draw:text-style-name="P72" svg:width="0.35cm" svg:height="0.35cm" draw:control="control115"/></text:span></text:span><text:span text:style-name="Strong_20_Emphasis"><text:span text:style-name="T5"><text:s/></text:span></text:span><text:span text:style-name="Strong_20_Emphasis"><text:span text:style-name="T51"><draw:control text:anchor-type="as-char" draw:z-index="137" draw:name="Vorm12" draw:style-name="gr1" draw:text-style-name="P72" svg:width="0.35cm" svg:height="0.35cm" draw:control="control136"/></text:span></text:span><text:span text:style-name="Strong_20_Emphasis"><text:span text:style-name="T51"><text:tab/></text:span></text:span><text:span text:style-name="T155">accountinstellingen</text:span><text:span text:style-name="T151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17" draw:name="Vorm13" draw:style-name="gr1" draw:text-style-name="P72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62"><text:s/></text:span></text:span><text:span text:style-name="Strong_20_Emphasis"><text:span text:style-name="T163"><draw:control text:anchor-type="as-char" draw:z-index="133" draw:name="Vorm14" draw:style-name="gr1" draw:text-style-name="P72" svg:width="0.35cm" svg:height="0.35cm" draw:control="control132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34" draw:name="Vorm15" draw:style-name="gr1" draw:text-style-name="P72" svg:width="0.35cm" svg:height="0.35cm" draw:control="control133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35" draw:name="Vorm16" draw:style-name="gr1" draw:text-style-name="P72" svg:width="0.35cm" svg:height="0.35cm" draw:control="control134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36" draw:name="Vorm17" draw:style-name="gr1" draw:text-style-name="P72" svg:width="0.35cm" svg:height="0.35cm" draw:control="control135"/></text:span></text:span><text:span text:style-name="Strong_20_Emphasis"><text:span text:style-name="T163"><text:tab/></text:span></text:span><text:span text:style-name="T184">E-mailmappen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18" draw:name="Vorm18" draw:style-name="gr1" draw:text-style-name="P72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62"><text:s/></text:span></text:span><text:span text:style-name="Strong_20_Emphasis"><text:span text:style-name="T163"><draw:control text:anchor-type="as-char" draw:z-index="129" draw:name="Vorm19" draw:style-name="gr1" draw:text-style-name="P72" svg:width="0.35cm" svg:height="0.35cm" draw:control="control128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30" draw:name="Vorm20" draw:style-name="gr1" draw:text-style-name="P72" svg:width="0.35cm" svg:height="0.35cm" draw:control="control129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31" draw:name="Vorm21" draw:style-name="gr1" draw:text-style-name="P72" svg:width="0.35cm" svg:height="0.35cm" draw:control="control130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32" draw:name="Vorm22" draw:style-name="gr1" draw:text-style-name="P72" svg:width="0.35cm" svg:height="0.35cm" draw:control="control131"/></text:span></text:span><text:span text:style-name="Strong_20_Emphasis"><text:span text:style-name="T163"><text:tab/></text:span></text:span><text:span text:style-name="T184">adresboek, en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19" draw:name="Vorm23" draw:style-name="gr1" draw:text-style-name="P72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<text:s/></text:span></text:span><text:span text:style-name="Strong_20_Emphasis"><text:span text:style-name="T51"><draw:control text:anchor-type="as-char" draw:z-index="125" draw:name="Vorm24" draw:style-name="gr1" draw:text-style-name="P72" svg:width="0.35cm" svg:height="0.35cm" draw:control="control124"/></text:span></text:span><text:span text:style-name="Strong_20_Emphasis"><text:span text:style-name="T5"><text:s/></text:span></text:span><text:span text:style-name="Strong_20_Emphasis"><text:span text:style-name="T51"><draw:control text:anchor-type="as-char" draw:z-index="126" draw:name="Vorm25" draw:style-name="gr1" draw:text-style-name="P72" svg:width="0.35cm" svg:height="0.35cm" draw:control="control125"/></text:span></text:span><text:span text:style-name="Strong_20_Emphasis"><text:span text:style-name="T5"><text:s/></text:span></text:span><text:span text:style-name="Strong_20_Emphasis"><text:span text:style-name="T51"><draw:control text:anchor-type="as-char" draw:z-index="127" draw:name="Vorm26" draw:style-name="gr1" draw:text-style-name="P72" svg:width="0.35cm" svg:height="0.35cm" draw:control="control126"/></text:span></text:span><text:span text:style-name="Strong_20_Emphasis"><text:span text:style-name="T5"><text:s/></text:span></text:span><text:span text:style-name="Strong_20_Emphasis"><text:span text:style-name="T51"><draw:control text:anchor-type="as-char" draw:z-index="128" draw:name="Vorm27" draw:style-name="gr1" draw:text-style-name="P72" svg:width="0.35cm" svg:height="0.35cm" draw:control="control127"/></text:span></text:span><text:span text:style-name="Strong_20_Emphasis"><text:span text:style-name="T51"><text:tab/></text:span></text:span><text:span text:style-name="T156">agenda, </text:span><text:span text:style-name="T151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1"><draw:control text:anchor-type="as-char" draw:z-index="120" draw:name="Vorm28" draw:style-name="gr1" draw:text-style-name="P72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<text:s/></text:span></text:span><text:span text:style-name="Strong_20_Emphasis"><text:span text:style-name="T51"><draw:control text:anchor-type="as-char" draw:z-index="121" draw:name="Vorm29" draw:style-name="gr1" draw:text-style-name="P72" svg:width="0.35cm" svg:height="0.35cm" draw:control="control120"/></text:span></text:span><text:span text:style-name="Strong_20_Emphasis"><text:span text:style-name="T5"><text:s/></text:span></text:span><text:span text:style-name="Strong_20_Emphasis"><text:span text:style-name="T51"><draw:control text:anchor-type="as-char" draw:z-index="122" draw:name="Vorm30" draw:style-name="gr1" draw:text-style-name="P72" svg:width="0.35cm" svg:height="0.35cm" draw:control="control121"/></text:span></text:span><text:span text:style-name="Strong_20_Emphasis"><text:span text:style-name="T5"><text:s/></text:span></text:span><text:span text:style-name="Strong_20_Emphasis"><text:span text:style-name="T51"><draw:control text:anchor-type="as-char" draw:z-index="123" draw:name="Vorm31" draw:style-name="gr1" draw:text-style-name="P72" svg:width="0.35cm" svg:height="0.35cm" draw:control="control122"/></text:span></text:span><text:span text:style-name="Strong_20_Emphasis"><text:span text:style-name="T5"><text:s/></text:span></text:span><text:span text:style-name="Strong_20_Emphasis"><text:span text:style-name="T51"><draw:control text:anchor-type="as-char" draw:z-index="124" draw:name="Vorm32" draw:style-name="gr1" draw:text-style-name="P72" svg:width="0.35cm" svg:height="0.35cm" draw:control="control123"/></text:span></text:span><text:span text:style-name="Strong_20_Emphasis"><text:span text:style-name="T51"><text:tab/></text:span></text:span><text:span text:style-name="T151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/>
          </table:table-cell>
          <table:table-cell table:style-name="_31_._5f_Migratie_5f_voorbereiden.A1" office:value-type="string">
            <text:p text:style-name="P46">Als importeren niet lukt, alles exporteren op alle mogelijke manieren vanuit het huidig e-mailprogramma om later de gegevens alsnog te kunnen importeren.</text:p>
          </table:table-cell>
        </table:table-row>
      </table:table>
      <text:p text:style-name="P19"/>
      <text:list xml:id="list92300768738693" text:continue-list="list2200973738" text:style-name="L1">
        <text:list-item text:start-value="1">
          <text:p text:style-name="P64"><text:span text:style-name="Strong_20_Emphasis"><text:span text:style-name="T67">Over</text:span></text:span><text:span text:style-name="Strong_20_Emphasis"><text:span text:style-name="T68">zetten</text:span></text:span><text:span text:style-name="Strong_20_Emphasis"><text:span text:style-name="T63"> voorbereiden</text:span></text:span><text:span text:style-name="Strong_20_Emphasis"><text:span text:style-name="T87"> - </text:span></text:span><text:span text:style-name="Strong_20_Emphasis"><text:span text:style-name="T88">vervolg</text:span></text:span></text:p>
        </text:list-item>
      </text:list>
      <text:p text:style-name="P31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54"><text:span text:style-name="Strong_20_Emphasis"><text:span text:style-name="T5"><text:s/></text:span></text:span><text:span text:style-name="Strong_20_Emphasis"><text:span text:style-name="T51"><draw:control text:anchor-type="as-char" draw:z-index="138" draw:name="Vorm33" draw:style-name="gr1" draw:text-style-name="P72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0"><text:span text:style-name="Strong_20_Emphasis"><text:span text:style-name="T91">Start de computer op vanaf</text:span></text:span><text:span text:style-name="Strong_20_Emphasis"><text:span text:style-name="T91"><text:note text:id="ftn1" text:note-class="footnote"><text:note-citation>1</text:note-citation><text:note-body><text:p text:style-name="P57"><text:span text:style-name="T94">B</text:span><text:span text:style-name="T95">ootmenu/</text:span><text:span text:style-name="T94">S</text:span><text:span text:style-name="T95">etup</text:span><text:span text:style-name="T93"> via </text:span><text:span text:style-name="T96">é</text:span><text:span text:style-name="T97">é</text:span><text:span text:style-name="T94">n van d</text:span><text:span text:style-name="T112">e </text:span><text:span text:style-name="T114">v</text:span><text:span text:style-name="Definition"><text:span text:style-name="T113">eelgebruikte toetsen: </text:span></text:span><text:span text:style-name="Definition"><text:span text:style-name="T196">E</text:span></text:span><text:span text:style-name="Definition"><text:span text:style-name="T197">sc</text:span></text:span><text:span text:style-name="Definition"><text:span text:style-name="T113">, </text:span></text:span><text:span text:style-name="Definition"><text:span text:style-name="T198">D</text:span></text:span><text:span text:style-name="Definition"><text:span text:style-name="T197">elete</text:span></text:span><text:span text:style-name="Definition"><text:span text:style-name="T113">, </text:span></text:span><text:span text:style-name="Definition"><text:span text:style-name="T198">F</text:span></text:span><text:span text:style-name="Definition"><text:span text:style-name="T197">1</text:span></text:span><text:span text:style-name="Definition"><text:span text:style-name="T113">, </text:span></text:span><text:span text:style-name="Definition"><text:span text:style-name="T197">F2</text:span></text:span><text:span text:style-name="Definition"><text:span text:style-name="T113">, </text:span></text:span><text:span text:style-name="Definition"><text:span text:style-name="T198">F9, </text:span></text:span><text:span text:style-name="Definition"><text:span text:style-name="T199">F10, F11, </text:span></text:span><text:span text:style-name="Definition"><text:span text:style-name="T200">of</text:span></text:span><text:span text:style-name="Definition"><text:span text:style-name="T199"> </text:span></text:span><text:span text:style-name="Definition"><text:span text:style-name="T198">F12</text:span></text:span><text:span text:style-name="T111">.</text:span></text:p></text:note-body></text:note></text:span></text:span><text:span text:style-name="Strong_20_Emphasis"><text:span text:style-name="T91"> </text:span></text:span><text:span text:style-name="Strong_20_Emphasis"><text:span text:style-name="T92">een</text:span></text:span><text:span text:style-name="Strong_20_Emphasis"><text:span text:style-name="T9"> </text:span></text:span><text:span text:style-name="Strong_20_Emphasis"><text:span text:style-name="T15">Ubuntu</text:span></text:span><text:span text:style-name="Strong_20_Emphasis"><text:span text:style-name="T9"> </text:span></text:span><text:span text:style-name="Strong_20_Emphasis"><text:span text:style-name="T17">of Debian </text:span></text:span><text:span text:style-name="Strong_20_Emphasis"><text:span text:style-name="T20">Desktop </text:span></text:span><text:span text:style-name="Strong_20_Emphasis"><text:span text:style-name="T21">L</text:span></text:span><text:span text:style-name="Strong_20_Emphasis"><text:span text:style-name="T20">ive</text:span></text:span><text:span text:style-name="Strong_20_Emphasis"><text:span text:style-name="T20"><text:note text:id="ftn2" text:note-class="footnote"><text:note-citation>2</text:note-citation><text:note-body><text:p text:style-name="P58"><text:span text:style-name="T202">Vanaf ee</text:span>n <text:span text:style-name="T203">L</text:span>ive <text:span text:style-name="T204">USB</text:span><text:span text:style-name="T205">-stick</text:span><text:span text:style-name="T206"> </text:span>kunt <text:span text:style-name="T202">u opstarten en</text:span> <text:span text:style-name="T190">met </text:span><text:span text:style-name="T191">Linux</text:span><text:span text:style-name="Strong_20_Emphasis"><text:span text:style-name="T159"> </text:span></text:span>werken zonder enige bestanden op de harde schijf te wijzigen en maakt ook installatie van <text:span text:style-name="T210">Linux</text:span><text:span text:style-name="Strong_20_Emphasis"><text:span text:style-name="T159"> </text:span></text:span>mogelijk.</text:p></text:note-body></text:note></text:span></text:span><text:span text:style-name="Strong_20_Emphasis"><text:span text:style-name="T20"> </text:span></text:span><text:span text:style-name="Strong_20_Emphasis"><text:span text:style-name="T22">USB</text:span></text:span><text:span text:style-name="Strong_20_Emphasis"><text:span text:style-name="T23">-stick</text:span></text:span><text:span text:style-name="Strong_20_Emphasis"><text:span text:style-name="T23"><text:note text:id="ftn3" text:note-class="footnote"><text:note-citation>3</text:note-citation><text:note-body><text:p text:style-name="P59"><text:span text:style-name="Strong_20_Emphasis"><text:span text:style-name="T98">Maak een opstartbare USB-stick</text:span></text:span><text:span text:style-name="Strong_20_Emphasis"><text:span text:style-name="T99">:<text:line-break/></text:span></text:span><text:span text:style-name="Strong_20_Emphasis"><text:span text:style-name="T100">Download </text:span></text:span><text:span text:style-name="Strong_20_Emphasis"><text:span text:style-name="T101">een </text:span></text:span><text:span text:style-name="Strong_20_Emphasis"><text:span text:style-name="T102">cd</text:span></text:span><text:span text:style-name="Strong_20_Emphasis"><text:span text:style-name="T107">-beeldbestand</text:span></text:span><text:span text:style-name="Strong_20_Emphasis"><text:span text:style-name="T103"> </text:span></text:span><text:span text:style-name="Strong_20_Emphasis"><text:span text:style-name="T104">(.iso) </text:span></text:span><text:span text:style-name="Strong_20_Emphasis"><text:span text:style-name="T103">vanaf </text:span></text:span><text:a xlink:type="simple" xlink:href="https://nl.releases.ubuntu.com/" text:style-name="Internet_20_link" text:visited-style-name="Visited_20_Internet_20_Link"><text:span text:style-name="Strong_20_Emphasis"><text:span text:style-name="T207">nl.releases.ubuntu.com</text:span></text:span></text:a><text:span text:style-name="Strong_20_Emphasis"><text:span text:style-name="T103"> </text:span></text:span><text:span text:style-name="Strong_20_Emphasis"><text:span text:style-name="T106">of </text:span></text:span><text:span text:style-name="Strong_20_Emphasis"><text:span text:style-name="T115"><text:s/></text:span></text:span><text:a xlink:type="simple" xlink:href="https://www.debian.org/CD/live/" text:style-name="Internet_20_link" text:visited-style-name="Visited_20_Internet_20_Link"><text:span text:style-name="Strong_20_Emphasis"><text:span text:style-name="T209">debian.org/cd/live</text:span></text:span></text:a><text:span text:style-name="Strong_20_Emphasis"><text:span text:style-name="T108"> </text:span></text:span><text:span text:style-name="Strong_20_Emphasis"><text:span text:style-name="T109">(zie ook Checklist installatie).</text:span></text:span><text:span text:style-name="Strong_20_Emphasis"><text:span text:style-name="T105"><text:line-break/>De volgende stappen staan beschreven in </text:span></text:span><text:span text:style-name="Strong_20_Emphasis"><text:span text:style-name="T110">Linux informatie</text:span></text:span><text:span text:style-name="Strong_20_Emphasis"><text:span text:style-name="T105">, te vinden op </text:span></text:span><text:a xlink:type="simple" xlink:href="https://karelzimmer.nl/" text:style-name="Internet_20_link" text:visited-style-name="Visited_20_Internet_20_Link"><text:span text:style-name="Strong_20_Emphasis"><text:span text:style-name="T208">karelzimmer.nl</text:span></text:span></text:a><text:span text:style-name="Strong_20_Emphasis"><text:span text:style-name="T105">, onder </text:span></text:span><text:span text:style-name="Strong_20_Emphasis"><text:span text:style-name="T110">Linux</text:span></text:span><text:span text:style-name="Strong_20_Emphasis"><text:span text:style-name="T105">.</text:span></text:span></text:p></text:note-body></text:note></text:span></text:span><text:span text:style-name="Strong_20_Emphasis"><text:span text:style-name="T9">, </text:span></text:span><text:span text:style-name="Strong_20_Emphasis"><text:span text:style-name="T18">of vanaf Windows maar zet </text:span></text:span><text:span text:style-name="Strong_20_Emphasis"><text:span text:style-name="T19">een </text:span></text:span><text:span text:style-name="Strong_20_Emphasis"><text:span text:style-name="T8">eventuele virusscanner </text:span></text:span><text:span text:style-name="Strong_20_Emphasis"><text:span text:style-name="T71">uit</text:span></text:span><text:span text:style-name="Strong_20_Emphasis"><text:span text:style-name="T8"> </text:span></text:span><text:span text:style-name="Strong_20_Emphasis"><text:span text:style-name="T18">(vertraagt de back-up)</text:span></text:span><text:span text:style-name="Strong_20_Emphasis"><text:span text:style-name="T1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1"><draw:control text:anchor-type="as-char" draw:z-index="140" draw:name="Vorm34" draw:style-name="gr1" draw:text-style-name="P72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5">M</text:span></text:span><text:span text:style-name="Strong_20_Emphasis"><text:span text:style-name="T26">aak een Windows </text:span></text:span><text:span text:style-name="Strong_20_Emphasis"><text:span text:style-name="T27">back-up</text:span></text:span><text:span text:style-name="Strong_20_Emphasis"><text:span text:style-name="T26"> via kopiëren naar een externe harddisk</text:span></text:span><text:span text:style-name="Strong_20_Emphasis"><text:span text:style-name="T57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1"><draw:control text:anchor-type="as-char" draw:z-index="141" draw:name="Vorm35" draw:style-name="gr1" draw:text-style-name="P72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8">Mijn documenten, </text:span></text:span><text:span text:style-name="Strong_20_Emphasis"><text:span text:style-name="T29">etc</text:span></text:span><text:span text:style-name="Strong_20_Emphasis"><text:span text:style-name="T28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1"><draw:control text:anchor-type="as-char" draw:z-index="142" draw:name="Vorm37" draw:style-name="gr1" draw:text-style-name="P72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8">Bureaubladachtergrond</text:span></text:span><text:span text:style-name="Strong_20_Emphasis"><text:span text:style-name="T30">en</text:span></text:span><text:span text:style-name="Strong_20_Emphasis"><text:span text:style-name="T28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1"><draw:control text:anchor-type="as-char" draw:z-index="143" draw:name="Vorm38" draw:style-name="gr1" draw:text-style-name="P72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"><text:s/></text:span></text:span><text:span text:style-name="Strong_20_Emphasis"><text:span text:style-name="T51"><draw:control text:anchor-type="as-char" draw:z-index="146" draw:name="Vorm39" draw:style-name="gr1" draw:text-style-name="P72" svg:width="0.35cm" svg:height="0.35cm" draw:control="control145"/></text:span></text:span><text:span text:style-name="Strong_20_Emphasis"><text:span text:style-name="T5"><text:s/></text:span></text:span><text:span text:style-name="Strong_20_Emphasis"><text:span text:style-name="T51"><draw:control text:anchor-type="as-char" draw:z-index="147" draw:name="Vorm40" draw:style-name="gr1" draw:text-style-name="P72" svg:width="0.35cm" svg:height="0.35cm" draw:control="control146"/></text:span></text:span><text:span text:style-name="Strong_20_Emphasis"><text:span text:style-name="T5"><text:s/></text:span></text:span><text:span text:style-name="Strong_20_Emphasis"><text:span text:style-name="T51"><draw:control text:anchor-type="as-char" draw:z-index="148" draw:name="Vorm41" draw:style-name="gr1" draw:text-style-name="P72" svg:width="0.35cm" svg:height="0.35cm" draw:control="control147"/></text:span></text:span><text:span text:style-name="Strong_20_Emphasis"><text:span text:style-name="T5"><text:s/></text:span></text:span><text:span text:style-name="Strong_20_Emphasis"><text:span text:style-name="T51"><draw:control text:anchor-type="as-char" draw:z-index="149" draw:name="Vorm42" draw:style-name="gr1" draw:text-style-name="P72" svg:width="0.35cm" svg:height="0.35cm" draw:control="control148"/></text:span></text:span><text:span text:style-name="Strong_20_Emphasis"><text:span text:style-name="T51"><text:tab/></text:span></text:span><text:span text:style-name="Strong_20_Emphasis"><text:span text:style-name="T28">De aangemaakte </text:span></text:span><text:span text:style-name="Strong_20_Emphasis"><text:span text:style-name="T11">C</text:span></text:span><text:span text:style-name="Strong_20_Emphasis"><text:span text:style-name="T16">hrome</text:span></text:span><text:span text:style-name="Strong_20_Emphasis"><text:span text:style-name="T28"> bestanden<text:line-break/><text:tab/><text:tab/><text:tab/><text:tab/></text:span></text:span><text:span text:style-name="Strong_20_Emphasis"><text:span text:style-name="T31">&lt;= </text:span></text:span><text:span text:style-name="Emphasis"><text:span text:style-name="T73">XP<text:tab/></text:span></text:span><text:span text:style-name="Emphasis"><text:span text:style-name="T74">:<text:tab/></text:span></text:span><text:span text:style-name="Emphasis"><text:span text:style-name="T28">C:\Documents and Settings\</text:span></text:span><text:span text:style-name="Definition"><text:span text:style-name="T164">&lt;</text:span></text:span><text:span text:style-name="Definition"><text:span text:style-name="T165">Gebruikersnaam</text:span></text:span><text:span text:style-name="Definition"><text:span text:style-name="T164">&gt;</text:span></text:span><text:span text:style-name="Strong_20_Emphasis"><text:span text:style-name="T28">\Application Data\</text:span></text:span><text:span text:style-name="Strong_20_Emphasis"><text:span text:style-name="T11">Google</text:span></text:span><text:span text:style-name="Strong_20_Emphasis"><text:span text:style-name="T28"><text:line-break/><text:tab/><text:tab/><text:tab/><text:tab/></text:span></text:span><text:span text:style-name="Strong_20_Emphasis"><text:span text:style-name="T31">&gt;= </text:span></text:span><text:span text:style-name="Strong_20_Emphasis"><text:span text:style-name="T84">W7</text:span></text:span><text:span text:style-name="Strong_20_Emphasis"><text:span text:style-name="T85"><text:tab/></text:span></text:span><text:span text:style-name="Emphasis"><text:span text:style-name="T86">:</text:span></text:span><text:span text:style-name="Emphasis"><text:span text:style-name="T74"><text:tab/></text:span></text:span><text:span text:style-name="Emphasis"><text:span text:style-name="T28">C:\Users\</text:span></text:span><text:span text:style-name="Definition"><text:span text:style-name="T164">&lt;</text:span></text:span><text:span text:style-name="Definition"><text:span text:style-name="T165">Gebruikersnaam</text:span></text:span><text:span text:style-name="Definition"><text:span text:style-name="T164">&gt;</text:span></text:span><text:span text:style-name="Strong_20_Emphasis"><text:span text:style-name="T32">\</text:span></text:span><text:span text:style-name="Strong_20_Emphasis"><text:span text:style-name="T28">AppData\Roaming\</text:span></text:span><text:span text:style-name="Strong_20_Emphasis"><text:span text:style-name="T11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1"><draw:control text:anchor-type="as-char" draw:z-index="144" draw:name="Vorm43" draw:style-name="gr1" draw:text-style-name="P72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"><text:s/></text:span></text:span><text:span text:style-name="Strong_20_Emphasis"><text:span text:style-name="T51"><draw:control text:anchor-type="as-char" draw:z-index="150" draw:name="Vorm44" draw:style-name="gr1" draw:text-style-name="P72" svg:width="0.35cm" svg:height="0.35cm" draw:control="control149"/></text:span></text:span><text:span text:style-name="Strong_20_Emphasis"><text:span text:style-name="T5"><text:s/></text:span></text:span><text:span text:style-name="Strong_20_Emphasis"><text:span text:style-name="T51"><draw:control text:anchor-type="as-char" draw:z-index="151" draw:name="Vorm45" draw:style-name="gr1" draw:text-style-name="P72" svg:width="0.35cm" svg:height="0.35cm" draw:control="control150"/></text:span></text:span><text:span text:style-name="Strong_20_Emphasis"><text:span text:style-name="T5"><text:s/></text:span></text:span><text:span text:style-name="Strong_20_Emphasis"><text:span text:style-name="T51"><draw:control text:anchor-type="as-char" draw:z-index="152" draw:name="Vorm46" draw:style-name="gr1" draw:text-style-name="P72" svg:width="0.35cm" svg:height="0.35cm" draw:control="control151"/></text:span></text:span><text:span text:style-name="Strong_20_Emphasis"><text:span text:style-name="T5"><text:s/></text:span></text:span><text:span text:style-name="Strong_20_Emphasis"><text:span text:style-name="T51"><draw:control text:anchor-type="as-char" draw:z-index="153" draw:name="Vorm47" draw:style-name="gr1" draw:text-style-name="P72" svg:width="0.35cm" svg:height="0.35cm" draw:control="control152"/></text:span></text:span><text:span text:style-name="Strong_20_Emphasis"><text:span text:style-name="T51"><text:tab/></text:span></text:span><text:span text:style-name="Strong_20_Emphasis"><text:span text:style-name="T28">De aangemaakte F</text:span></text:span><text:span text:style-name="Strong_20_Emphasis"><text:span text:style-name="T50">irefox</text:span></text:span><text:span text:style-name="Strong_20_Emphasis"><text:span text:style-name="T28"> bestanden<text:line-break/><text:tab/><text:tab/><text:tab/><text:tab/></text:span></text:span><text:span text:style-name="Strong_20_Emphasis"><text:span text:style-name="T31">&lt;= </text:span></text:span><text:span text:style-name="Emphasis"><text:span text:style-name="T73">XP<text:tab/></text:span></text:span><text:span text:style-name="Emphasis"><text:span text:style-name="T74">:<text:tab/></text:span></text:span><text:span text:style-name="Emphasis"><text:span text:style-name="T28">C:\Documents and Settings\</text:span></text:span><text:span text:style-name="Definition"><text:span text:style-name="T164">&lt;</text:span></text:span><text:span text:style-name="Definition"><text:span text:style-name="T165">Gebruikersnaam</text:span></text:span><text:span text:style-name="Definition"><text:span text:style-name="T164">&gt;</text:span></text:span><text:span text:style-name="Strong_20_Emphasis"><text:span text:style-name="T28">\Application Data\Mozilla<text:line-break/><text:tab/><text:tab/><text:tab/><text:tab/></text:span></text:span><text:span text:style-name="Strong_20_Emphasis"><text:span text:style-name="T31">&gt;= </text:span></text:span><text:span text:style-name="Strong_20_Emphasis"><text:span text:style-name="T84">W7<text:tab/></text:span></text:span><text:span text:style-name="Emphasis"><text:span text:style-name="T86">:</text:span></text:span><text:span text:style-name="Emphasis"><text:span text:style-name="T74"><text:tab/></text:span></text:span><text:span text:style-name="Emphasis"><text:span text:style-name="T28">C:\Users\</text:span></text:span><text:span text:style-name="Definition"><text:span text:style-name="T164">&lt;</text:span></text:span><text:span text:style-name="Definition"><text:span text:style-name="T165">Gebruikersnaam</text:span></text:span><text:span text:style-name="Definition"><text:span text:style-name="T164">&gt;</text:span></text:span><text:span text:style-name="Strong_20_Emphasis"><text:span text:style-name="T32">\</text:span></text:span><text:span text:style-name="Strong_20_Emphasis"><text:span text:style-name="T28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1"><draw:control text:anchor-type="as-char" draw:z-index="145" draw:name="Vorm48" draw:style-name="gr1" draw:text-style-name="P72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"><text:s/></text:span></text:span><text:span text:style-name="Strong_20_Emphasis"><text:span text:style-name="T51"><draw:control text:anchor-type="as-char" draw:z-index="154" draw:name="Vorm49" draw:style-name="gr1" draw:text-style-name="P72" svg:width="0.35cm" svg:height="0.35cm" draw:control="control153"/></text:span></text:span><text:span text:style-name="Strong_20_Emphasis"><text:span text:style-name="T5"><text:s/></text:span></text:span><text:span text:style-name="Strong_20_Emphasis"><text:span text:style-name="T51"><draw:control text:anchor-type="as-char" draw:z-index="155" draw:name="Vorm50" draw:style-name="gr1" draw:text-style-name="P72" svg:width="0.35cm" svg:height="0.35cm" draw:control="control154"/></text:span></text:span><text:span text:style-name="Strong_20_Emphasis"><text:span text:style-name="T5"><text:s/></text:span></text:span><text:span text:style-name="Strong_20_Emphasis"><text:span text:style-name="T51"><draw:control text:anchor-type="as-char" draw:z-index="156" draw:name="Vorm51" draw:style-name="gr1" draw:text-style-name="P72" svg:width="0.35cm" svg:height="0.35cm" draw:control="control155"/></text:span></text:span><text:span text:style-name="Strong_20_Emphasis"><text:span text:style-name="T5"><text:s/></text:span></text:span><text:span text:style-name="Strong_20_Emphasis"><text:span text:style-name="T51"><draw:control text:anchor-type="as-char" draw:z-index="157" draw:name="Vorm52" draw:style-name="gr1" draw:text-style-name="P72" svg:width="0.35cm" svg:height="0.35cm" draw:control="control156"/></text:span></text:span><text:span text:style-name="Strong_20_Emphasis"><text:span text:style-name="T51"><text:tab/></text:span></text:span><text:span text:style-name="Strong_20_Emphasis"><text:span text:style-name="T28">De aangemaakte T</text:span></text:span><text:span text:style-name="Strong_20_Emphasis"><text:span text:style-name="T50">hunderbird</text:span></text:span><text:span text:style-name="Strong_20_Emphasis"><text:span text:style-name="T28"> bestanden<text:line-break/><text:tab/><text:tab/><text:tab/><text:tab/></text:span></text:span><text:span text:style-name="Strong_20_Emphasis"><text:span text:style-name="T31">&lt;= </text:span></text:span><text:span text:style-name="Emphasis"><text:span text:style-name="T73">XP<text:tab/></text:span></text:span><text:span text:style-name="Emphasis"><text:span text:style-name="T74">:<text:tab/></text:span></text:span><text:span text:style-name="Emphasis"><text:span text:style-name="T32">C:\Documents and Settings\</text:span></text:span><text:span text:style-name="Definition"><text:span text:style-name="T166">&lt;</text:span></text:span><text:span text:style-name="Definition"><text:span text:style-name="T165">Gebruikersnaam</text:span></text:span><text:span text:style-name="Definition"><text:span text:style-name="T166">&gt;</text:span></text:span><text:span text:style-name="Strong_20_Emphasis"><text:span text:style-name="T32">\</text:span></text:span><text:span text:style-name="Strong_20_Emphasis"><text:span text:style-name="T28">Application Data\Thunderbird<text:line-break/><text:tab/><text:tab/><text:tab/><text:tab/></text:span></text:span><text:span text:style-name="Strong_20_Emphasis"><text:span text:style-name="T31">&gt;= </text:span></text:span><text:span text:style-name="Strong_20_Emphasis"><text:span text:style-name="T84">W7<text:tab/></text:span></text:span><text:span text:style-name="Emphasis"><text:span text:style-name="T86">:</text:span></text:span><text:span text:style-name="Emphasis"><text:span text:style-name="T74"><text:tab/></text:span></text:span><text:span text:style-name="Emphasis"><text:span text:style-name="T28">C:\Users\</text:span></text:span><text:span text:style-name="Definition"><text:span text:style-name="T164">&lt;</text:span></text:span><text:span text:style-name="Definition"><text:span text:style-name="T165">Gebruikersnaam</text:span></text:span><text:span text:style-name="Definition"><text:span text:style-name="T164">&gt;</text:span></text:span><text:span text:style-name="Strong_20_Emphasis"><text:span text:style-name="T32">\</text:span></text:span><text:span text:style-name="Strong_20_Emphasis"><text:span text:style-name="T28">AppData\Roaming\Thunderbird</text:span></text:span></text:p>
          </table:table-cell>
        </table:table-row>
      </table:table>
      <text:p text:style-name="P22"/>
      <text:p text:style-name="P32"/>
      <text:list xml:id="list92302795293024" text:continue-numbering="true" text:style-name="L1">
        <text:list-item>
          <text:p text:style-name="P65"><text:span text:style-name="Strong_20_Emphasis"><text:span text:style-name="T116">Linux </text:span></text:span><text:span text:style-name="Strong_20_Emphasis"><text:span text:style-name="T117">installeren</text:span></text:span><text:span text:style-name="Strong_20_Emphasis"><text:span text:style-name="T33"> </text:span></text:span><text:span text:style-name="Emphasis"><text:span text:style-name="T76">(</text:span></text:span><text:span text:style-name="Emphasis"><text:span text:style-name="T77">Desktop: </text:span></text:span><text:span text:style-name="Emphasis"><text:span text:style-name="T75">overweeg dual-boot</text:span></text:span><text:span text:style-name="Emphasis"><text:span text:style-name="T76">)</text:span></text:span></text:p>
        </text:list-item>
      </text:list>
      <text:p text:style-name="P33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55"><text:span text:style-name="Strong_20_Emphasis"><text:span text:style-name="T5"><text:s/></text:span></text:span><text:span text:style-name="Strong_20_Emphasis"><text:span text:style-name="T51"><draw:control text:anchor-type="as-char" draw:z-index="139" draw:name="Vorm53" draw:style-name="gr1" draw:text-style-name="P72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10">Installeer </text:span></text:span><text:span text:style-name="Strong_20_Emphasis"><text:span text:style-name="T58">Ubuntu </text:span></text:span><text:span text:style-name="Strong_20_Emphasis"><text:span text:style-name="T59">of Debian </text:span></text:span><text:span text:style-name="Strong_20_Emphasis"><text:span text:style-name="T10">Linux volgens de </text:span></text:span><text:span text:style-name="Strong_20_Emphasis"><text:span text:style-name="T64">Checklist</text:span></text:span><text:span text:style-name="Strong_20_Emphasis"><text:span text:style-name="T65"> i</text:span></text:span><text:span text:style-name="Strong_20_Emphasis"><text:span text:style-name="T66">nstallatie</text:span></text:span><text:span text:style-name="Strong_20_Emphasis"><text:span text:style-name="T12"><text:note text:id="ftn4" text:note-class="footnote"><text:note-citation>4</text:note-citation><text:note-body><text:p text:style-name="P60">Checklist installatie is te vinden op <text:a xlink:type="simple" xlink:href="https://karelzimmer.nl/" text:style-name="Internet_20_link" text:visited-style-name="Visited_20_Internet_20_Link"><text:span text:style-name="Strong_20_Emphasis"><text:span text:style-name="T208">karelzimmer.nl</text:span></text:span></text:a><text:span text:style-name="Strong_20_Emphasis"><text:span text:style-name="T105">, onder </text:span></text:span><text:span text:style-name="Strong_20_Emphasis"><text:span text:style-name="T110">Linux</text:span></text:span><text:span text:style-name="Strong_20_Emphasis"><text:span text:style-name="T105">.</text:span></text:span></text:p></text:note-body></text:note></text:span></text:span><text:span text:style-name="Strong_20_Emphasis"><text:span text:style-name="T12">.</text:span></text:span></text:p>
          </table:table-cell>
        </table:table-row>
      </table:table>
      <text:p text:style-name="P16"><text:span text:style-name="Strong_20_Emphasis"><text:span text:style-name="T167"><text:tab/></text:span></text:span></text:p>
      <text:list xml:id="list92302164957470" text:continue-numbering="true" text:style-name="L1">
        <text:list-item>
          <text:p text:style-name="P62"><text:span text:style-name="Strong_20_Emphasis"><text:span text:style-name="T67">Over</text:span></text:span><text:span text:style-name="Strong_20_Emphasis"><text:span text:style-name="T68">zetten </text:span></text:span><text:span text:style-name="Strong_20_Emphasis"><text:span text:style-name="T60">uitvoeren</text:span></text:span><text:span text:style-name="Strong_20_Emphasis"><text:span text:style-name="T24"> </text:span></text:span><text:span text:style-name="Strong_20_Emphasis"><text:span text:style-name="T83">(</text:span></text:span><text:span text:style-name="Strong_20_Emphasis"><text:span text:style-name="T89">op</text:span></text:span><text:span text:style-name="Strong_20_Emphasis"><text:span text:style-name="T83"> </text:span></text:span><text:span text:style-name="Strong_20_Emphasis"><text:span text:style-name="T90">Linux</text:span></text:span><text:span text:style-name="Strong_20_Emphasis"><text:span text:style-name="T83">)</text:span></text:span><text:span text:style-name="Strong_20_Emphasis"><text:span text:style-name="T24"><text:line-break/></text:span></text:span></text:p>
          <text:p text:style-name="P67">De handelingen in dit hoofdstuk dienen per gebruiker te worden uitgevoerd</text:p>
          <text:p text:style-name="P68"><text:span text:style-name="Emphasis"><text:span text:style-name="T169"/></text:span></text:p>
        </text:list-item>
      </text:list>
      <text:p text:style-name="P17"><text:span text:style-name="Strong_20_Emphasis"><text:span text:style-name="T167"><draw:control text:anchor-type="as-char" draw:z-index="2" draw:name="Vorm54" draw:style-name="gr1" draw:text-style-name="P72" svg:width="0.35cm" svg:height="0.35cm" draw:control="control1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13" draw:name="Vorm55" draw:style-name="gr1" draw:text-style-name="P72" svg:width="0.35cm" svg:height="0.35cm" draw:control="control12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14" draw:name="Vorm56" draw:style-name="gr1" draw:text-style-name="P72" svg:width="0.35cm" svg:height="0.35cm" draw:control="control13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15" draw:name="Vorm57" draw:style-name="gr1" draw:text-style-name="P72" svg:width="0.35cm" svg:height="0.35cm" draw:control="control14"/></text:span></text:span><text:span text:style-name="Strong_20_Emphasis"><text:span text:style-name="T167"><text:tab/></text:span></text:span><text:span text:style-name="Strong_20_Emphasis"><text:span text:style-name="T170">Zorg dat er geen </text:span></text:span><text:span text:style-name="Strong_20_Emphasis"><text:span text:style-name="T168">Internetverbinding </text:span></text:span><text:span text:style-name="Strong_20_Emphasis"><text:span text:style-name="T170">is, zodat er geen nieuwe </text:span></text:span><text:span text:style-name="Strong_20_Emphasis"><text:span text:style-name="T171">e-</text:span></text:span><text:span text:style-name="Strong_20_Emphasis"><text:span text:style-name="T170">mails </text:span></text:span><text:span text:style-name="Strong_20_Emphasis"><text:span text:style-name="T172">kunnen </text:span></text:span><text:span text:style-name="Strong_20_Emphasis"><text:span text:style-name="T171">binnen</text:span></text:span><text:span text:style-name="Strong_20_Emphasis"><text:span text:style-name="T170">komen.</text:span></text:span></text:p>
      <text:p text:style-name="P12"><text:span text:style-name="Strong_20_Emphasis"><text:span text:style-name="T52"><draw:control text:anchor-type="as-char" draw:z-index="3" draw:name="Vorm58" draw:style-name="gr1" draw:text-style-name="P72" svg:width="0.35cm" svg:height="0.35cm" draw:control="control2"/></text:span></text:span><text:span text:style-name="Strong_20_Emphasis"><text:span text:style-name="T52"><text:tab/></text:span></text:span><text:span text:style-name="Strong_20_Emphasis"><text:span text:style-name="T52"><draw:control text:anchor-type="as-char" draw:z-index="16" draw:name="Vorm59" draw:style-name="gr1" draw:text-style-name="P72" svg:width="0.35cm" svg:height="0.35cm" draw:control="control15"/></text:span></text:span><text:span text:style-name="Strong_20_Emphasis"><text:span text:style-name="T52"><text:tab/></text:span></text:span><text:span text:style-name="Strong_20_Emphasis"><text:span text:style-name="T52"><draw:control text:anchor-type="as-char" draw:z-index="17" draw:name="Vorm60" draw:style-name="gr1" draw:text-style-name="P72" svg:width="0.35cm" svg:height="0.35cm" draw:control="control16"/></text:span></text:span><text:span text:style-name="Strong_20_Emphasis"><text:span text:style-name="T52"><text:tab/></text:span></text:span><text:span text:style-name="Strong_20_Emphasis"><text:span text:style-name="T52"><draw:control text:anchor-type="as-char" draw:z-index="18" draw:name="Vorm61" draw:style-name="gr1" draw:text-style-name="P72" svg:width="0.35cm" svg:height="0.35cm" draw:control="control17"/></text:span></text:span><text:span text:style-name="Strong_20_Emphasis"><text:span text:style-name="T52"><text:tab/></text:span></text:span><text:span text:style-name="Strong_20_Emphasis"><text:span text:style-name="T24">Koppel de externe harddisk aan.</text:span></text:span></text:p>
      <text:p text:style-name="P12"><text:span text:style-name="Strong_20_Emphasis"><text:span text:style-name="T52"><draw:control text:anchor-type="as-char" draw:z-index="4" draw:name="Vorm62" draw:style-name="gr1" draw:text-style-name="P72" svg:width="0.35cm" svg:height="0.35cm" draw:control="control3"/></text:span></text:span><text:span text:style-name="Strong_20_Emphasis"><text:span text:style-name="T52"><text:tab/></text:span></text:span><text:span text:style-name="Strong_20_Emphasis"><text:span text:style-name="T52"><draw:control text:anchor-type="as-char" draw:z-index="19" draw:name="Vorm63" draw:style-name="gr1" draw:text-style-name="P72" svg:width="0.35cm" svg:height="0.35cm" draw:control="control18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0" draw:name="Vorm64" draw:style-name="gr1" draw:text-style-name="P72" svg:width="0.35cm" svg:height="0.35cm" draw:control="control19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1" draw:name="Vorm65" draw:style-name="gr1" draw:text-style-name="P72" svg:width="0.35cm" svg:height="0.35cm" draw:control="control20"/></text:span></text:span><text:span text:style-name="Strong_20_Emphasis"><text:span text:style-name="T52"><text:tab/></text:span></text:span><text:span text:style-name="Strong_20_Emphasis"><text:span text:style-name="T24">Kopieer </text:span></text:span><text:span text:style-name="Strong_20_Emphasis"><text:span text:style-name="T34">Mijn documenten, </text:span></text:span><text:span text:style-name="Strong_20_Emphasis"><text:span text:style-name="T29">etc</text:span></text:span><text:span text:style-name="Strong_20_Emphasis"><text:span text:style-name="T24">.</text:span></text:span></text:p>
      <text:p text:style-name="P12"><text:span text:style-name="Strong_20_Emphasis"><text:span text:style-name="T52"><draw:control text:anchor-type="as-char" draw:z-index="5" draw:name="Vorm70" draw:style-name="gr1" draw:text-style-name="P72" svg:width="0.35cm" svg:height="0.35cm" draw:control="control4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2" draw:name="Vorm71" draw:style-name="gr1" draw:text-style-name="P72" svg:width="0.35cm" svg:height="0.35cm" draw:control="control21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3" draw:name="Vorm72" draw:style-name="gr1" draw:text-style-name="P72" svg:width="0.35cm" svg:height="0.35cm" draw:control="control22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4" draw:name="Vorm73" draw:style-name="gr1" draw:text-style-name="P72" svg:width="0.35cm" svg:height="0.35cm" draw:control="control23"/></text:span></text:span><text:span text:style-name="Strong_20_Emphasis"><text:span text:style-name="T52"><text:tab/></text:span></text:span><text:span text:style-name="Strong_20_Emphasis"><text:span text:style-name="T35">Kopieer </text:span></text:span><text:span text:style-name="Strong_20_Emphasis"><text:span text:style-name="T28">Bureaubladachtergrond </text:span></text:span><text:span text:style-name="Strong_20_Emphasis"><text:span text:style-name="T36">naar ~/Afbeeldingen.</text:span></text:span></text:p>
      <text:p text:style-name="P12"><text:span text:style-name="Strong_20_Emphasis"><text:span text:style-name="T52"><draw:control text:anchor-type="as-char" draw:z-index="6" draw:name="Vorm74" draw:style-name="gr1" draw:text-style-name="P72" svg:width="0.35cm" svg:height="0.35cm" draw:control="control5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5" draw:name="Vorm75" draw:style-name="gr1" draw:text-style-name="P72" svg:width="0.35cm" svg:height="0.35cm" draw:control="control24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6" draw:name="Vorm76" draw:style-name="gr1" draw:text-style-name="P72" svg:width="0.35cm" svg:height="0.35cm" draw:control="control25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7" draw:name="Vorm77" draw:style-name="gr1" draw:text-style-name="P72" svg:width="0.35cm" svg:height="0.35cm" draw:control="control26"/></text:span></text:span><text:span text:style-name="Strong_20_Emphasis"><text:span text:style-name="T52"><text:tab/></text:span></text:span><text:span text:style-name="Strong_20_Emphasis"><text:span text:style-name="T24">Kopieer de </text:span></text:span><text:span text:style-name="Strong_20_Emphasis"><text:span text:style-name="T13">Chrome </text:span></text:span><text:span text:style-name="Strong_20_Emphasis"><text:span text:style-name="T24">data </text:span></text:span><text:span text:style-name="Strong_20_Emphasis"><text:span text:style-name="T35">naar ~/.</text:span></text:span><text:span text:style-name="Strong_20_Emphasis"><text:span text:style-name="T13">chrome</text:span></text:span><text:span text:style-name="Strong_20_Emphasis"><text:span text:style-name="T37">, </text:span></text:span><text:span text:style-name="Strong_20_Emphasis"><text:span text:style-name="T29">of in </text:span></text:span><text:span text:style-name="Strong_20_Emphasis"><text:span text:style-name="T35">~/.</text:span></text:span><text:span text:style-name="Strong_20_Emphasis"><text:span text:style-name="T14">google</text:span></text:span><text:span text:style-name="Strong_20_Emphasis"><text:span text:style-name="T35">.</text:span></text:span></text:p>
      <text:p text:style-name="P12"><text:span text:style-name="Strong_20_Emphasis"><text:span text:style-name="T52"><draw:control text:anchor-type="as-char" draw:z-index="7" draw:name="Vorm78" draw:style-name="gr1" draw:text-style-name="P72" svg:width="0.35cm" svg:height="0.35cm" draw:control="control6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8" draw:name="Vorm79" draw:style-name="gr1" draw:text-style-name="P72" svg:width="0.35cm" svg:height="0.35cm" draw:control="control27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9" draw:name="Vorm80" draw:style-name="gr1" draw:text-style-name="P72" svg:width="0.35cm" svg:height="0.35cm" draw:control="control28"/></text:span></text:span><text:span text:style-name="Strong_20_Emphasis"><text:span text:style-name="T52"><text:tab/></text:span></text:span><text:span text:style-name="Strong_20_Emphasis"><text:span text:style-name="T52"><draw:control text:anchor-type="as-char" draw:z-index="30" draw:name="Vorm81" draw:style-name="gr1" draw:text-style-name="P72" svg:width="0.35cm" svg:height="0.35cm" draw:control="control29"/></text:span></text:span><text:span text:style-name="Strong_20_Emphasis"><text:span text:style-name="T52"><text:tab/></text:span></text:span><text:span text:style-name="Strong_20_Emphasis"><text:span text:style-name="T24">Kopieer de Firefox data </text:span></text:span><text:span text:style-name="Strong_20_Emphasis"><text:span text:style-name="T35">naar ~/.mozilla </text:span></text:span><text:span text:style-name="Strong_20_Emphasis"><text:span text:style-name="T37">(let op </text:span></text:span><text:span text:style-name="Strong_20_Emphasis"><text:span text:style-name="T69">F</text:span></text:span><text:span text:style-name="Strong_20_Emphasis"><text:span text:style-name="T37">irefox</text:span></text:span><text:span text:style-name="Strong_20_Emphasis"><text:span text:style-name="T38">→</text:span></text:span><text:span text:style-name="Strong_20_Emphasis"><text:span text:style-name="T70">f</text:span></text:span><text:span text:style-name="Strong_20_Emphasis"><text:span text:style-name="T39">irefox</text:span></text:span><text:span text:style-name="Strong_20_Emphasis"><text:span text:style-name="T37">), </text:span></text:span><text:span text:style-name="Strong_20_Emphasis"><text:span text:style-name="T29">of in </text:span></text:span><text:span text:style-name="Strong_20_Emphasis"><text:span text:style-name="T35">~/.mozilla.</text:span></text:span></text:p>
      <text:p text:style-name="P17"><text:span text:style-name="Strong_20_Emphasis"><text:span text:style-name="T167"><draw:control text:anchor-type="as-char" draw:z-index="8" draw:name="Vorm82" draw:style-name="gr1" draw:text-style-name="P72" svg:width="0.35cm" svg:height="0.35cm" draw:control="control7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31" draw:name="Vorm83" draw:style-name="gr1" draw:text-style-name="P72" svg:width="0.35cm" svg:height="0.35cm" draw:control="control30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32" draw:name="Vorm84" draw:style-name="gr1" draw:text-style-name="P72" svg:width="0.35cm" svg:height="0.35cm" draw:control="control31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33" draw:name="Vorm85" draw:style-name="gr1" draw:text-style-name="P72" svg:width="0.35cm" svg:height="0.35cm" draw:control="control32"/></text:span></text:span><text:span text:style-name="Strong_20_Emphasis"><text:span text:style-name="T167"><text:tab/></text:span></text:span><text:span text:style-name="Strong_20_Emphasis"><text:span text:style-name="T168">Start Firefox en controleer de werking.</text:span></text:span></text:p>
      <text:p text:style-name="P17"><text:span text:style-name="Strong_20_Emphasis"><text:span text:style-name="T167"><draw:control text:anchor-type="as-char" draw:z-index="9" draw:name="Vorm86" draw:style-name="gr1" draw:text-style-name="P72" svg:width="0.35cm" svg:height="0.35cm" draw:control="control8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34" draw:name="Vorm87" draw:style-name="gr1" draw:text-style-name="P72" svg:width="0.35cm" svg:height="0.35cm" draw:control="control33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35" draw:name="Vorm88" draw:style-name="gr1" draw:text-style-name="P72" svg:width="0.35cm" svg:height="0.35cm" draw:control="control34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36" draw:name="Vorm89" draw:style-name="gr1" draw:text-style-name="P72" svg:width="0.35cm" svg:height="0.35cm" draw:control="control35"/></text:span></text:span><text:span text:style-name="Strong_20_Emphasis"><text:span text:style-name="T167"><text:tab/></text:span></text:span><text:span text:style-name="Strong_20_Emphasis"><text:span text:style-name="T168">Kopieer de Thunderbird data </text:span></text:span><text:span text:style-name="Strong_20_Emphasis"><text:span text:style-name="T173">naar ~/.thunderbird, </text:span></text:span><text:span text:style-name="Strong_20_Emphasis"><text:span text:style-name="T174">of in </text:span></text:span><text:span text:style-name="Strong_20_Emphasis"><text:span text:style-name="T173">~/.thunderbird.</text:span></text:span></text:p>
      <text:p text:style-name="P12"><text:span text:style-name="Strong_20_Emphasis"><text:span text:style-name="T52"><draw:control text:anchor-type="as-char" draw:z-index="10" draw:name="Vorm90" draw:style-name="gr1" draw:text-style-name="P72" svg:width="0.35cm" svg:height="0.35cm" draw:control="control9"/></text:span></text:span><text:span text:style-name="Strong_20_Emphasis"><text:span text:style-name="T52"><text:tab/></text:span></text:span><text:span text:style-name="Strong_20_Emphasis"><text:span text:style-name="T52"><draw:control text:anchor-type="as-char" draw:z-index="37" draw:name="Vorm91" draw:style-name="gr1" draw:text-style-name="P72" svg:width="0.35cm" svg:height="0.35cm" draw:control="control36"/></text:span></text:span><text:span text:style-name="Strong_20_Emphasis"><text:span text:style-name="T52"><text:tab/></text:span></text:span><text:span text:style-name="Strong_20_Emphasis"><text:span text:style-name="T52"><draw:control text:anchor-type="as-char" draw:z-index="38" draw:name="Vorm92" draw:style-name="gr1" draw:text-style-name="P72" svg:width="0.35cm" svg:height="0.35cm" draw:control="control37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1" draw:name="Vorm93" draw:style-name="gr1" draw:text-style-name="P72" svg:width="0.35cm" svg:height="0.35cm" draw:control="control40"/></text:span></text:span><text:span text:style-name="Strong_20_Emphasis"><text:span text:style-name="T52"><text:tab/></text:span></text:span><text:span text:style-name="Strong_20_Emphasis"><text:span text:style-name="T24">Start Thunderbird en controleer de werking </text:span></text:span><text:span text:style-name="Strong_20_Emphasis"><text:span text:style-name="T40">(inc</text:span></text:span><text:span text:style-name="Strong_20_Emphasis"><text:span text:style-name="T41">l</text:span></text:span><text:span text:style-name="Strong_20_Emphasis"><text:span text:style-name="T42">usief </text:span></text:span><text:span text:style-name="Strong_20_Emphasis"><text:span text:style-name="T40"><text:s/></text:span></text:span><text:span text:style-name="Strong_20_Emphasis"><text:span text:style-name="T43">eventuele</text:span></text:span><text:span text:style-name="Strong_20_Emphasis"><text:span text:style-name="T40"> Agenda)</text:span></text:span><text:span text:style-name="Strong_20_Emphasis"><text:span text:style-name="T24">.</text:span></text:span></text:p>
      <text:p text:style-name="P12"><text:span text:style-name="Strong_20_Emphasis"><text:span text:style-name="T52"><draw:control text:anchor-type="as-char" draw:z-index="11" draw:name="Vorm94" draw:style-name="gr1" draw:text-style-name="P72" svg:width="0.35cm" svg:height="0.35cm" draw:control="control10"/></text:span></text:span><text:span text:style-name="Strong_20_Emphasis"><text:span text:style-name="T52"><text:tab/></text:span></text:span><text:span text:style-name="Strong_20_Emphasis"><text:span text:style-name="T52"><draw:control text:anchor-type="as-char" draw:z-index="39" draw:name="Vorm95" draw:style-name="gr1" draw:text-style-name="P72" svg:width="0.35cm" svg:height="0.35cm" draw:control="control38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0" draw:name="Vorm96" draw:style-name="gr1" draw:text-style-name="P72" svg:width="0.35cm" svg:height="0.35cm" draw:control="control39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2" draw:name="Vorm97" draw:style-name="gr1" draw:text-style-name="P72" svg:width="0.35cm" svg:height="0.35cm" draw:control="control41"/></text:span></text:span><text:span text:style-name="Strong_20_Emphasis"><text:span text:style-name="T52"><text:tab/></text:span></text:span><text:span text:style-name="Strong_20_Emphasis"><text:span text:style-name="T44">Verwijder overbodige Windows-bestanden via </text:span></text:span><text:span text:style-name="Strong_20_Emphasis"><text:span text:style-name="T61">Terminalvenster</text:span></text:span><text:span text:style-name="T61"> </text:span><text:span text:style-name="T62">en de volgende opdrachtregel:<text:line-break/></text:span></text:p>
      <text:list xml:id="list92300846133605" text:continue-numbering="true" text:style-name="L1">
        <text:list-header>
          <text:p text:style-name="P63"><text:span text:style-name="User_20_Entry"><text:span text:style-name="T118">f</text:span></text:span><text:span text:style-name="User_20_Entry"><text:span text:style-name="T119">ind </text:span></text:span><text:span text:style-name="User_20_Entry"><text:span text:style-name="T118">$HOME</text:span></text:span><text:span text:style-name="User_20_Entry"><text:span text:style-name="T119"> -</text:span></text:span><text:span text:style-name="User_20_Entry"><text:span text:style-name="T120">i</text:span></text:span><text:span text:style-name="User_20_Entry"><text:span text:style-name="T119">name </text:span></text:span><text:span text:style-name="User_20_Entry"><text:span text:style-name="T121">d</text:span></text:span><text:span text:style-name="User_20_Entry"><text:span text:style-name="T119">esktop.ini -</text:span></text:span><text:span text:style-name="User_20_Entry"><text:span text:style-name="T122">d</text:span></text:span><text:span text:style-name="User_20_Entry"><text:span text:style-name="T123">e</text:span></text:span><text:span text:style-name="User_20_Entry"><text:span text:style-name="T122">lete </text:span></text:span><text:span text:style-name="User_20_Entry"><text:span text:style-name="T124">-or </text:span></text:span><text:span text:style-name="User_20_Entry"><text:span text:style-name="T119">-</text:span></text:span><text:span text:style-name="User_20_Entry"><text:span text:style-name="T125">i</text:span></text:span><text:span text:style-name="User_20_Entry"><text:span text:style-name="T119">name </text:span></text:span><text:span text:style-name="User_20_Entry"><text:span text:style-name="T125">t</text:span></text:span><text:span text:style-name="User_20_Entry"><text:span text:style-name="T119">humbs.db -</text:span></text:span><text:span text:style-name="User_20_Entry"><text:span text:style-name="T122">delete -</text:span></text:span><text:span text:style-name="User_20_Entry"><text:span text:style-name="T124">or </text:span></text:span><text:span text:style-name="User_20_Entry"><text:span text:style-name="T119">-name '*.</text:span></text:span><text:span text:style-name="User_20_Entry"><text:span text:style-name="T126">lnk'</text:span></text:span><text:span text:style-name="User_20_Entry"><text:span text:style-name="T119"> -</text:span></text:span><text:span text:style-name="User_20_Entry"><text:span text:style-name="T122">delete -</text:span></text:span><text:span text:style-name="User_20_Entry"><text:span text:style-name="T127">or </text:span></text:span><text:span text:style-name="User_20_Entry"><text:span text:style-name="T119">-</text:span></text:span><text:span text:style-name="User_20_Entry"><text:span text:style-name="T120">i</text:span></text:span><text:span text:style-name="User_20_Entry"><text:span text:style-name="T119">name '*.</text:span></text:span><text:span text:style-name="User_20_Entry"><text:span text:style-name="T128">exe'</text:span></text:span><text:span text:style-name="User_20_Entry"><text:span text:style-name="T119"> -</text:span></text:span><text:span text:style-name="User_20_Entry"><text:span text:style-name="T122">delete</text:span></text:span><text:span text:style-name="User_20_Entry"><text:span text:style-name="T72"><text:line-break/></text:span></text:span></text:p>
        </text:list-header>
      </text:list>
      <text:p text:style-name="P13"><text:span text:style-name="Strong_20_Emphasis"><text:span text:style-name="T52"><draw:control text:anchor-type="as-char" draw:z-index="12" draw:name="Vorm98" draw:style-name="gr1" draw:text-style-name="P72" svg:width="0.35cm" svg:height="0.35cm" draw:control="control11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3" draw:name="Vorm99" draw:style-name="gr1" draw:text-style-name="P72" svg:width="0.35cm" svg:height="0.35cm" draw:control="control42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4" draw:name="Vorm100" draw:style-name="gr1" draw:text-style-name="P72" svg:width="0.35cm" svg:height="0.35cm" draw:control="control43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5" draw:name="Vorm101" draw:style-name="gr1" draw:text-style-name="P72" svg:width="0.35cm" svg:height="0.35cm" draw:control="control44"/></text:span></text:span><text:span text:style-name="Strong_20_Emphasis"><text:span text:style-name="T52"><text:tab/></text:span></text:span><text:span text:style-name="Strong_20_Emphasis"><text:span text:style-name="T24">Maak verbinding met het Internet, zodat er </text:span></text:span><text:span text:style-name="Strong_20_Emphasis"><text:span text:style-name="T45">weer</text:span></text:span><text:span text:style-name="Strong_20_Emphasis"><text:span text:style-name="T24"> nieuwe </text:span></text:span><text:span text:style-name="Strong_20_Emphasis"><text:span text:style-name="T46">e-</text:span></text:span><text:span text:style-name="Strong_20_Emphasis"><text:span text:style-name="T24">mails</text:span></text:span><text:span text:style-name="Strong_20_Emphasis"><text:span text:style-name="T47"> </text:span></text:span><text:span text:style-name="Strong_20_Emphasis"><text:span text:style-name="T46">binnen</text:span></text:span><text:span text:style-name="Strong_20_Emphasis"><text:span text:style-name="T24"> </text:span></text:span><text:span text:style-name="Strong_20_Emphasis"><text:span text:style-name="T47">kunnen </text:span></text:span><text:span text:style-name="Strong_20_Emphasis"><text:span text:style-name="T24">komen.</text:span></text:span></text:p>
      <text:list xml:id="list1186783869" text:style-name="L2">
        <text:list-header>
          <text:p text:style-name="P69"><text:span text:style-name="Strong_20_Emphasis"><text:span text:style-name="T180"/></text:span></text:p>
          <text:p text:style-name="P70"><text:span text:style-name="Strong_20_Emphasis"><text:span text:style-name="T180"><text:line-break/></text:span></text:span><text:span text:style-name="Strong_20_Emphasis"><text:span text:style-name="T78">E</text:span></text:span><text:span text:style-name="Strong_20_Emphasis"><text:span text:style-name="T79">inde c</text:span></text:span><text:span text:style-name="Strong_20_Emphasis"><text:span text:style-name="T80">hecklist, </text:span></text:span><text:span text:style-name="Strong_20_Emphasis"><text:span text:style-name="T81">het overzetten</text:span></text:span><text:span text:style-name="T49"> </text:span><text:span text:style-name="T48">is </text:span><text:span text:style-name="T49">voltooid.</text:span></text:p>
        </text:list-header>
      </text:list>
      <text:p text:style-name="P32"/>
      <text:list xml:id="list92302061110399" text:continue-numbering="true" text:style-name="L2">
        <text:list-header>
          <text:p text:style-name="P71"><text:span text:style-name="Emphasis"><text:span text:style-name="T176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75">Karel Zimmer</text:span></text:span></text:a><text:span text:style-name="Emphasis"><text:span text:style-name="T177">.</text:span></text:span></text:p>
          <text:p text:style-name="P71"><text:span text:style-name="Emphasis"><text:span text:style-name="T177">C</text:span></text:span><text:span text:style-name="Emphasis"><text:span text:style-name="T178">C0</text:span></text:span><text:span text:style-name="Emphasis"><text:span text:style-name="T177"> 1.0 </text:span></text:span><text:span text:style-name="Emphasis"><text:span text:style-name="T179">Universeel</text:span></text:span><text:span text:style-name="Emphasis"><text:span text:style-name="T177"> </text:span></text:span><text:span text:style-name="Emphasis"><text:span text:style-name="T201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201"><text:s/></text:span></text:span><text:span text:style-name="Emphasis"><text:span text:style-name="T201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201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4">Gebr.#</text:p>
            <text:p text:style-name="P34"/>
          </table:table-cell>
          <table:table-cell table:style-name="Tabel1.A1" table:number-rows-spanned="2" office:value-type="string">
            <text:p text:style-name="P35">Gebruiker</text:p>
            <text:p text:style-name="P36">(bijv. Jan <text:span text:style-name="T195">Jansen</text:span>)</text:p>
          </table:table-cell>
          <table:table-cell table:style-name="Tabel1.A1" table:number-rows-spanned="2" office:value-type="string">
            <text:p text:style-name="P35">Gebruikersnaam</text:p>
            <text:p text:style-name="P36">(bijv. jan)</text:p>
          </table:table-cell>
          <table:table-cell table:style-name="Tabel1.D1" table:number-rows-spanned="2" office:value-type="string">
            <text:p text:style-name="P39">Wachtwoord</text:p>
            <text:p text:style-name="P37"/>
          </table:table-cell>
          <table:table-cell table:style-name="Tabel1.E1" office:value-type="string">
            <text:p text:style-name="P35"/>
          </table:table-cell>
          <table:table-cell table:style-name="Tabel1.F1" office:value-type="string">
            <text:p text:style-name="P40">BIOS-wachtwoord</text:p>
          </table:table-cell>
          <table:table-cell table:style-name="Tabel1.G1" office:value-type="string">
            <text:p text:style-name="P38"><draw:control text:anchor-type="as-char" draw:z-index="58" draw:name="Vorm1_11" draw:style-name="gr3" draw:text-style-name="P73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35"/>
          </table:table-cell>
          <table:table-cell table:style-name="Tabel1.F2" office:value-type="string">
            <text:p text:style-name="P41">Wifi-netwerknaam</text:p>
          </table:table-cell>
          <table:table-cell table:style-name="Tabel1.G2" office:value-type="string">
            <text:p text:style-name="P38"><draw:control text:anchor-type="as-char" draw:z-index="59" draw:name="Vorm1_12" draw:style-name="gr3" draw:text-style-name="P73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34">1</text:p>
          </table:table-cell>
          <table:table-cell table:style-name="Tabel1.A3" office:value-type="string">
            <text:p text:style-name="P35"><draw:control text:anchor-type="as-char" draw:z-index="46" draw:name="Vorm1" draw:style-name="gr3" draw:text-style-name="P73" svg:width="5.486cm" svg:height="0.406cm" draw:control="control45"/></text:p>
          </table:table-cell>
          <table:table-cell table:style-name="Tabel1.A3" office:value-type="string">
            <text:p text:style-name="P38"><draw:control text:anchor-type="as-char" draw:z-index="50" draw:name="Vorm1_3" draw:style-name="gr3" draw:text-style-name="P73" svg:width="3.208cm" svg:height="0.406cm" draw:control="control49"/></text:p>
          </table:table-cell>
          <table:table-cell table:style-name="Tabel1.D3" office:value-type="string">
            <text:p text:style-name="P38"><draw:control text:anchor-type="as-char" draw:z-index="54" draw:name="Vorm1_7" draw:style-name="gr3" draw:text-style-name="P73" svg:width="4.571cm" svg:height="0.406cm" draw:control="control53"/></text:p>
          </table:table-cell>
          <table:table-cell table:style-name="Tabel1.E1" office:value-type="string">
            <text:p text:style-name="P35"/>
          </table:table-cell>
          <table:table-cell table:style-name="Tabel1.F2" office:value-type="string">
            <text:p text:style-name="P42">Netwerksleutel</text:p>
          </table:table-cell>
          <table:table-cell table:style-name="Tabel1.G2" office:value-type="string">
            <text:p text:style-name="P38"><draw:control text:anchor-type="as-char" draw:z-index="60" draw:name="Vorm1_13" draw:style-name="gr3" draw:text-style-name="P73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34">2</text:p>
          </table:table-cell>
          <table:table-cell table:style-name="Tabel1.A3" office:value-type="string">
            <text:p text:style-name="P38"><draw:control text:anchor-type="as-char" draw:z-index="47" draw:name="Vorm1_0" draw:style-name="gr3" draw:text-style-name="P73" svg:width="5.486cm" svg:height="0.406cm" draw:control="control46"/></text:p>
          </table:table-cell>
          <table:table-cell table:style-name="Tabel1.A3" office:value-type="string">
            <text:p text:style-name="P38"><draw:control text:anchor-type="as-char" draw:z-index="51" draw:name="Vorm1_4" draw:style-name="gr3" draw:text-style-name="P73" svg:width="3.208cm" svg:height="0.406cm" draw:control="control50"/></text:p>
          </table:table-cell>
          <table:table-cell table:style-name="Tabel1.D3" office:value-type="string">
            <text:p text:style-name="P38"><draw:control text:anchor-type="as-char" draw:z-index="55" draw:name="Vorm1_8" draw:style-name="gr3" draw:text-style-name="P73" svg:width="4.571cm" svg:height="0.406cm" draw:control="control54"/></text:p>
          </table:table-cell>
          <table:table-cell table:style-name="Tabel1.E1" office:value-type="string">
            <text:p text:style-name="P35"/>
          </table:table-cell>
          <table:table-cell table:style-name="Tabel1.F2" office:value-type="string">
            <text:p text:style-name="P43">Router IP#</text:p>
          </table:table-cell>
          <table:table-cell table:style-name="Tabel1.G2" office:value-type="string">
            <text:p text:style-name="P38"><draw:control text:anchor-type="as-char" draw:z-index="61" draw:name="Vorm1_14" draw:style-name="gr3" draw:text-style-name="P73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4">3</text:p>
          </table:table-cell>
          <table:table-cell table:style-name="Tabel1.A3" office:value-type="string">
            <text:p text:style-name="P38"><draw:control text:anchor-type="as-char" draw:z-index="48" draw:name="Vorm1_1" draw:style-name="gr3" draw:text-style-name="P73" svg:width="5.486cm" svg:height="0.406cm" draw:control="control47"/></text:p>
          </table:table-cell>
          <table:table-cell table:style-name="Tabel1.A3" office:value-type="string">
            <text:p text:style-name="P38"><draw:control text:anchor-type="as-char" draw:z-index="52" draw:name="Vorm1_5" draw:style-name="gr3" draw:text-style-name="P73" svg:width="3.208cm" svg:height="0.406cm" draw:control="control51"/></text:p>
          </table:table-cell>
          <table:table-cell table:style-name="Tabel1.D3" office:value-type="string">
            <text:p text:style-name="P38"><draw:control text:anchor-type="as-char" draw:z-index="56" draw:name="Vorm1_9" draw:style-name="gr3" draw:text-style-name="P73" svg:width="4.571cm" svg:height="0.406cm" draw:control="control55"/></text:p>
          </table:table-cell>
          <table:table-cell table:style-name="Tabel1.E1" office:value-type="string">
            <text:p text:style-name="P35"/>
          </table:table-cell>
          <table:table-cell table:style-name="Tabel1.F2" office:value-type="string">
            <text:p text:style-name="P43">Router gebr.nm/ww</text:p>
          </table:table-cell>
          <table:table-cell table:style-name="Tabel1.G2" office:value-type="string">
            <text:p text:style-name="P38"><draw:control text:anchor-type="as-char" draw:z-index="62" draw:name="Vorm1_15" draw:style-name="gr3" draw:text-style-name="P73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4">4</text:p>
          </table:table-cell>
          <table:table-cell table:style-name="Tabel1.A3" office:value-type="string">
            <text:p text:style-name="P38"><draw:control text:anchor-type="as-char" draw:z-index="49" draw:name="Vorm1_2" draw:style-name="gr3" draw:text-style-name="P73" svg:width="5.486cm" svg:height="0.406cm" draw:control="control48"/></text:p>
          </table:table-cell>
          <table:table-cell table:style-name="Tabel1.A3" office:value-type="string">
            <text:p text:style-name="P38"><draw:control text:anchor-type="as-char" draw:z-index="53" draw:name="Vorm1_6" draw:style-name="gr3" draw:text-style-name="P73" svg:width="3.208cm" svg:height="0.406cm" draw:control="control52"/></text:p>
          </table:table-cell>
          <table:table-cell table:style-name="Tabel1.D3" office:value-type="string">
            <text:p text:style-name="P38"><draw:control text:anchor-type="as-char" draw:z-index="57" draw:name="Vorm1_10" draw:style-name="gr3" draw:text-style-name="P73" svg:width="4.571cm" svg:height="0.406cm" draw:control="control56"/></text:p>
          </table:table-cell>
          <table:table-cell table:style-name="Tabel1.E1" office:value-type="string">
            <text:p text:style-name="P35"/>
          </table:table-cell>
          <table:table-cell table:style-name="Tabel1.F2" office:value-type="string">
            <text:p text:style-name="P45">TeamViewer ID</text:p>
          </table:table-cell>
          <table:table-cell table:style-name="Tabel1.G2" office:value-type="string">
            <text:p text:style-name="P38"><draw:control text:anchor-type="as-char" draw:z-index="63" draw:name="Vorm1_16" draw:style-name="gr3" draw:text-style-name="P73" svg:width="5.329cm" svg:height="0.406cm" draw:control="control62"/></text:p>
          </table:table-cell>
        </table:table-row>
      </table:table>
      <text:p text:style-name="P26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27">Gebr./<text:span text:style-name="T183">Volg#</text:span></text:p>
          </table:table-cell>
          <table:table-cell table:style-name="Tabel2.A1" office:value-type="string">
            <text:p text:style-name="P28">E-mailnaam</text:p>
          </table:table-cell>
          <table:table-cell table:style-name="Tabel2.A1" office:value-type="string">
            <text:p text:style-name="P28">E-mailadres</text:p>
          </table:table-cell>
          <table:table-cell table:style-name="Tabel2.A1" office:value-type="string">
            <text:p text:style-name="P51">Gebruikersnaam</text:p>
          </table:table-cell>
          <table:table-cell table:style-name="Tabel2.A1" office:value-type="string">
            <text:p text:style-name="P47">Wachtwoord</text:p>
          </table:table-cell>
          <table:table-cell table:style-name="Tabel2.A1" office:value-type="string">
            <text:p text:style-name="P47"><text:span text:style-name="T182">Inkomende</text:span><text:span text:style-name="T181"> </text:span>mailserver<text:line-break/>(pop.voorbeeld.com)</text:p>
          </table:table-cell>
          <table:table-cell table:style-name="Tabel2.G1" office:value-type="string">
            <text:p text:style-name="P48"><text:span text:style-name="T181">Uitgaande </text:span>mail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50"><draw:control text:anchor-type="as-char" svg:y="-0.598cm" draw:z-index="64" draw:name="Vorm1_17" draw:style-name="gr2" draw:text-style-name="P73" svg:width="1.176cm" svg:height="0.802cm" draw:control="control63"/></text:p>
          </table:table-cell>
          <table:table-cell table:style-name="Tabel2.A2" office:value-type="string">
            <text:p text:style-name="P52"><draw:control text:anchor-type="as-char" svg:y="-0.598cm" draw:z-index="70" draw:name="Vorm1_23" draw:style-name="gr2" draw:text-style-name="P73" svg:width="2.855cm" svg:height="0.802cm" draw:control="control69"/></text:p>
          </table:table-cell>
          <table:table-cell table:style-name="Tabel2.A2" office:value-type="string">
            <text:p text:style-name="P29"><draw:control text:anchor-type="as-char" svg:y="-0.598cm" draw:z-index="71" draw:name="Vorm1_24" draw:style-name="gr2" draw:text-style-name="P73" svg:width="3.56cm" svg:height="0.802cm" draw:control="control70"/></text:p>
          </table:table-cell>
          <table:table-cell table:style-name="Tabel2.A2" office:value-type="string">
            <text:p text:style-name="P49"><draw:control text:anchor-type="as-char" svg:y="-0.598cm" draw:z-index="72" draw:name="Vorm1_25" draw:style-name="gr2" draw:text-style-name="P73" svg:width="3.287cm" svg:height="0.802cm" draw:control="control71"/></text:p>
          </table:table-cell>
          <table:table-cell table:style-name="Tabel2.A2" office:value-type="string">
            <text:p text:style-name="P49"><draw:control text:anchor-type="as-char" svg:y="-0.598cm" draw:z-index="73" draw:name="Vorm1_26" draw:style-name="gr2" draw:text-style-name="P73" svg:width="2.855cm" svg:height="0.802cm" draw:control="control72"/></text:p>
          </table:table-cell>
          <table:table-cell table:style-name="Tabel2.A2" office:value-type="string">
            <text:p text:style-name="P49"><draw:control text:anchor-type="as-char" svg:y="-0.598cm" draw:z-index="74" draw:name="Vorm1_27" draw:style-name="gr2" draw:text-style-name="P73" svg:width="4.283cm" svg:height="0.802cm" draw:control="control73"/></text:p>
          </table:table-cell>
          <table:table-cell table:style-name="Tabel2.G2" office:value-type="string">
            <text:p text:style-name="P49"><draw:control text:anchor-type="as-char" svg:y="-0.598cm" draw:z-index="75" draw:name="Vorm1_28" draw:style-name="gr2" draw:text-style-name="P73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50"><draw:control text:anchor-type="as-char" svg:y="-0.598cm" draw:z-index="65" draw:name="Vorm1_18" draw:style-name="gr2" draw:text-style-name="P73" svg:width="1.176cm" svg:height="0.802cm" draw:control="control64"/></text:p>
          </table:table-cell>
          <table:table-cell table:style-name="Tabel2.A3" office:value-type="string">
            <text:p text:style-name="P29"><draw:control text:anchor-type="as-char" svg:y="-0.598cm" draw:z-index="76" draw:name="Vorm1_29" draw:style-name="gr2" draw:text-style-name="P73" svg:width="2.855cm" svg:height="0.802cm" draw:control="control75"/></text:p>
          </table:table-cell>
          <table:table-cell table:style-name="Tabel2.A3" office:value-type="string">
            <text:p text:style-name="P29"><draw:control text:anchor-type="as-char" svg:y="-0.598cm" draw:z-index="81" draw:name="Vorm1_34" draw:style-name="gr2" draw:text-style-name="P73" svg:width="3.56cm" svg:height="0.802cm" draw:control="control80"/></text:p>
          </table:table-cell>
          <table:table-cell table:style-name="Tabel2.A3" office:value-type="string">
            <text:p text:style-name="P49"><draw:control text:anchor-type="as-char" svg:y="-0.598cm" draw:z-index="86" draw:name="Vorm1_39" draw:style-name="gr2" draw:text-style-name="P73" svg:width="3.287cm" svg:height="0.802cm" draw:control="control85"/></text:p>
          </table:table-cell>
          <table:table-cell table:style-name="Tabel2.A3" office:value-type="string">
            <text:p text:style-name="P49"><draw:control text:anchor-type="as-char" svg:y="-0.598cm" draw:z-index="91" draw:name="Vorm1_44" draw:style-name="gr2" draw:text-style-name="P73" svg:width="2.855cm" svg:height="0.802cm" draw:control="control90"/></text:p>
          </table:table-cell>
          <table:table-cell table:style-name="Tabel2.A3" office:value-type="string">
            <text:p text:style-name="P49"><draw:control text:anchor-type="as-char" svg:y="-0.598cm" draw:z-index="96" draw:name="Vorm1_49" draw:style-name="gr2" draw:text-style-name="P73" svg:width="4.283cm" svg:height="0.802cm" draw:control="control95"/></text:p>
          </table:table-cell>
          <table:table-cell table:style-name="Tabel2.G3" office:value-type="string">
            <text:p text:style-name="P49"><draw:control text:anchor-type="as-char" svg:y="-0.598cm" draw:z-index="101" draw:name="Vorm1_54" draw:style-name="gr2" draw:text-style-name="P73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50"><draw:control text:anchor-type="as-char" svg:y="-0.598cm" draw:z-index="66" draw:name="Vorm1_19" draw:style-name="gr2" draw:text-style-name="P73" svg:width="1.176cm" svg:height="0.802cm" draw:control="control65"/></text:p>
          </table:table-cell>
          <table:table-cell table:style-name="Tabel2.A3" office:value-type="string">
            <text:p text:style-name="P29"><draw:control text:anchor-type="as-char" svg:y="-0.598cm" draw:z-index="77" draw:name="Vorm1_30" draw:style-name="gr2" draw:text-style-name="P73" svg:width="2.855cm" svg:height="0.802cm" draw:control="control76"/></text:p>
          </table:table-cell>
          <table:table-cell table:style-name="Tabel2.A3" office:value-type="string">
            <text:p text:style-name="P29"><draw:control text:anchor-type="as-char" svg:y="-0.598cm" draw:z-index="82" draw:name="Vorm1_35" draw:style-name="gr2" draw:text-style-name="P73" svg:width="3.56cm" svg:height="0.802cm" draw:control="control81"/></text:p>
          </table:table-cell>
          <table:table-cell table:style-name="Tabel2.A3" office:value-type="string">
            <text:p text:style-name="P49"><draw:control text:anchor-type="as-char" svg:y="-0.598cm" draw:z-index="87" draw:name="Vorm1_40" draw:style-name="gr2" draw:text-style-name="P73" svg:width="3.287cm" svg:height="0.802cm" draw:control="control86"/></text:p>
          </table:table-cell>
          <table:table-cell table:style-name="Tabel2.A3" office:value-type="string">
            <text:p text:style-name="P49"><draw:control text:anchor-type="as-char" svg:y="-0.598cm" draw:z-index="92" draw:name="Vorm1_45" draw:style-name="gr2" draw:text-style-name="P73" svg:width="2.855cm" svg:height="0.802cm" draw:control="control91"/></text:p>
          </table:table-cell>
          <table:table-cell table:style-name="Tabel2.A3" office:value-type="string">
            <text:p text:style-name="P49"><draw:control text:anchor-type="as-char" svg:y="-0.598cm" draw:z-index="97" draw:name="Vorm1_50" draw:style-name="gr2" draw:text-style-name="P73" svg:width="4.283cm" svg:height="0.802cm" draw:control="control96"/></text:p>
          </table:table-cell>
          <table:table-cell table:style-name="Tabel2.G3" office:value-type="string">
            <text:p text:style-name="P49"><draw:control text:anchor-type="as-char" svg:y="-0.598cm" draw:z-index="102" draw:name="Vorm1_55" draw:style-name="gr2" draw:text-style-name="P73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50"><draw:control text:anchor-type="as-char" svg:y="-0.598cm" draw:z-index="67" draw:name="Vorm1_20" draw:style-name="gr2" draw:text-style-name="P73" svg:width="1.176cm" svg:height="0.802cm" draw:control="control66"/></text:p>
          </table:table-cell>
          <table:table-cell table:style-name="Tabel2.A3" office:value-type="string">
            <text:p text:style-name="P29"><draw:control text:anchor-type="as-char" svg:y="-0.598cm" draw:z-index="78" draw:name="Vorm1_31" draw:style-name="gr2" draw:text-style-name="P73" svg:width="2.855cm" svg:height="0.802cm" draw:control="control77"/></text:p>
          </table:table-cell>
          <table:table-cell table:style-name="Tabel2.A3" office:value-type="string">
            <text:p text:style-name="P29"><draw:control text:anchor-type="as-char" svg:y="-0.598cm" draw:z-index="83" draw:name="Vorm1_36" draw:style-name="gr2" draw:text-style-name="P73" svg:width="3.56cm" svg:height="0.802cm" draw:control="control82"/></text:p>
          </table:table-cell>
          <table:table-cell table:style-name="Tabel2.A3" office:value-type="string">
            <text:p text:style-name="P49"><draw:control text:anchor-type="as-char" svg:y="-0.598cm" draw:z-index="88" draw:name="Vorm1_41" draw:style-name="gr2" draw:text-style-name="P73" svg:width="3.287cm" svg:height="0.802cm" draw:control="control87"/></text:p>
          </table:table-cell>
          <table:table-cell table:style-name="Tabel2.A3" office:value-type="string">
            <text:p text:style-name="P49"><draw:control text:anchor-type="as-char" svg:y="-0.598cm" draw:z-index="93" draw:name="Vorm1_46" draw:style-name="gr2" draw:text-style-name="P73" svg:width="2.855cm" svg:height="0.802cm" draw:control="control92"/></text:p>
          </table:table-cell>
          <table:table-cell table:style-name="Tabel2.A3" office:value-type="string">
            <text:p text:style-name="P49"><draw:control text:anchor-type="as-char" svg:y="-0.598cm" draw:z-index="98" draw:name="Vorm1_51" draw:style-name="gr2" draw:text-style-name="P73" svg:width="4.283cm" svg:height="0.802cm" draw:control="control97"/></text:p>
          </table:table-cell>
          <table:table-cell table:style-name="Tabel2.G3" office:value-type="string">
            <text:p text:style-name="P49"><draw:control text:anchor-type="as-char" svg:y="-0.598cm" draw:z-index="103" draw:name="Vorm1_56" draw:style-name="gr2" draw:text-style-name="P73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50"><draw:control text:anchor-type="as-char" svg:y="-0.598cm" draw:z-index="68" draw:name="Vorm1_21" draw:style-name="gr2" draw:text-style-name="P73" svg:width="1.176cm" svg:height="0.802cm" draw:control="control67"/></text:p>
          </table:table-cell>
          <table:table-cell table:style-name="Tabel2.A3" office:value-type="string">
            <text:p text:style-name="P29"><draw:control text:anchor-type="as-char" svg:y="-0.598cm" draw:z-index="79" draw:name="Vorm1_32" draw:style-name="gr2" draw:text-style-name="P73" svg:width="2.855cm" svg:height="0.802cm" draw:control="control78"/></text:p>
          </table:table-cell>
          <table:table-cell table:style-name="Tabel2.A3" office:value-type="string">
            <text:p text:style-name="P29"><draw:control text:anchor-type="as-char" svg:y="-0.598cm" draw:z-index="84" draw:name="Vorm1_37" draw:style-name="gr2" draw:text-style-name="P73" svg:width="3.56cm" svg:height="0.802cm" draw:control="control83"/></text:p>
          </table:table-cell>
          <table:table-cell table:style-name="Tabel2.A3" office:value-type="string">
            <text:p text:style-name="P49"><draw:control text:anchor-type="as-char" svg:y="-0.598cm" draw:z-index="89" draw:name="Vorm1_42" draw:style-name="gr2" draw:text-style-name="P73" svg:width="3.287cm" svg:height="0.802cm" draw:control="control88"/></text:p>
          </table:table-cell>
          <table:table-cell table:style-name="Tabel2.A3" office:value-type="string">
            <text:p text:style-name="P49"><draw:control text:anchor-type="as-char" svg:y="-0.598cm" draw:z-index="94" draw:name="Vorm1_47" draw:style-name="gr2" draw:text-style-name="P73" svg:width="2.855cm" svg:height="0.802cm" draw:control="control93"/></text:p>
          </table:table-cell>
          <table:table-cell table:style-name="Tabel2.A3" office:value-type="string">
            <text:p text:style-name="P49"><draw:control text:anchor-type="as-char" svg:y="-0.598cm" draw:z-index="99" draw:name="Vorm1_52" draw:style-name="gr2" draw:text-style-name="P73" svg:width="4.283cm" svg:height="0.802cm" draw:control="control98"/></text:p>
          </table:table-cell>
          <table:table-cell table:style-name="Tabel2.G3" office:value-type="string">
            <text:p text:style-name="P49"><draw:control text:anchor-type="as-char" svg:y="-0.598cm" draw:z-index="104" draw:name="Vorm1_57" draw:style-name="gr2" draw:text-style-name="P73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50"><draw:control text:anchor-type="as-char" svg:y="-0.598cm" draw:z-index="69" draw:name="Vorm1_22" draw:style-name="gr2" draw:text-style-name="P73" svg:width="1.176cm" svg:height="0.802cm" draw:control="control68"/></text:p>
          </table:table-cell>
          <table:table-cell table:style-name="Tabel2.A3" office:value-type="string">
            <text:p text:style-name="P29"><draw:control text:anchor-type="as-char" svg:y="-0.598cm" draw:z-index="80" draw:name="Vorm1_33" draw:style-name="gr2" draw:text-style-name="P73" svg:width="2.855cm" svg:height="0.802cm" draw:control="control79"/></text:p>
          </table:table-cell>
          <table:table-cell table:style-name="Tabel2.A3" office:value-type="string">
            <text:p text:style-name="P29"><draw:control text:anchor-type="as-char" svg:y="-0.598cm" draw:z-index="85" draw:name="Vorm1_38" draw:style-name="gr2" draw:text-style-name="P73" svg:width="3.56cm" svg:height="0.802cm" draw:control="control84"/></text:p>
          </table:table-cell>
          <table:table-cell table:style-name="Tabel2.A3" office:value-type="string">
            <text:p text:style-name="P49"><draw:control text:anchor-type="as-char" svg:y="-0.598cm" draw:z-index="90" draw:name="Vorm1_43" draw:style-name="gr2" draw:text-style-name="P73" svg:width="3.287cm" svg:height="0.802cm" draw:control="control89"/></text:p>
          </table:table-cell>
          <table:table-cell table:style-name="Tabel2.A3" office:value-type="string">
            <text:p text:style-name="P49"><draw:control text:anchor-type="as-char" svg:y="-0.598cm" draw:z-index="95" draw:name="Vorm1_48" draw:style-name="gr2" draw:text-style-name="P73" svg:width="2.855cm" svg:height="0.802cm" draw:control="control94"/></text:p>
          </table:table-cell>
          <table:table-cell table:style-name="Tabel2.A3" office:value-type="string">
            <text:p text:style-name="P49"><draw:control text:anchor-type="as-char" svg:y="-0.598cm" draw:z-index="100" draw:name="Vorm1_53" draw:style-name="gr2" draw:text-style-name="P73" svg:width="4.283cm" svg:height="0.802cm" draw:control="control99"/></text:p>
          </table:table-cell>
          <table:table-cell table:style-name="Tabel2.G3" office:value-type="string">
            <text:p text:style-name="P49"><draw:control text:anchor-type="as-char" svg:y="-0.598cm" draw:z-index="105" draw:name="Vorm1_58" draw:style-name="gr2" draw:text-style-name="P73" svg:width="4.46cm" svg:height="0.802cm" draw:control="control104"/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naar-Linux.odt</text:file-name><text:tab/><text:tab/><text:tab/><text:tab/><text:tab/><text:tab/><text:tab/><text:tab/><text:tab/><text:tab/><text:tab/><text:tab/><text:tab/><text:date style:data-style-name="N36" text:date-value="2024-04-16T09:23:00.261445697">16-04-2024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naar-Linux</text:file-name><text:tab/><text:tab/><text:tab/><text:tab/><text:tab/><text:tab/><text:tab/><text:tab/><text:tab/><text:tab/><text:tab/><text:tab/><text:tab/><text:date style:data-style-name="N36" text:date-value="2024-04-16T09:23:00.262511246">16-04-2024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16T09:23:00.058856340</dc:date>
    <meta:print-date>2014-01-05T10:21:33.960023988</meta:print-date>
    <meta:keyword>Installatie</meta:keyword>
    <meta:keyword>Checklist</meta:keyword>
    <meta:keyword>Linux</meta:keyword>
    <meta:editing-cycles>2442</meta:editing-cycles>
    <meta:editing-duration>P5DT2H28M31S</meta:editing-duration>
    <meta:printed-by>Karel Zimmer</meta:printed-by>
    <dc:creator>Karel Zimmer</dc:creator>
    <meta:document-statistic meta:table-count="5" meta:image-count="2" meta:object-count="0" meta:page-count="4" meta:paragraph-count="157" meta:word-count="564" meta:character-count="4526" meta:non-whitespace-character-count="3831"/>
    <meta:user-defined meta:name="Info 1"/>
    <meta:user-defined meta:name="Info 2"/>
    <meta:user-defined meta:name="Info 3"/>
    <meta:user-defined meta:name="Info 4"/>
  </office:meta>
</office:document-meta>
</file>